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25E0000015568D9D85D.png" manifest:media-type="image/png"/>
  <manifest:file-entry manifest:full-path="Object 1/Pictures/2000000600003E8100002329E808723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25E0000015568D9D85D.png" manifest:media-type="image/png"/>
  <manifest:file-entry manifest:full-path="Object 2/Pictures/2000000600003E8100002329E808723B.svm" manifest:media-type="image/x-svm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2988in" svg:height="3.5429in" svg:x="0.7846in" svg:y="1.2063in">
            <draw:object draw:notify-on-update-of-ranges="Summary.A2:Summary.B2 Summary.C2:Summary.L2 Summary.A4:Summary.B4 Summary.C4:Summary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/>
          <table:table-cell table:style-name="Default" office:value-type="string" calcext:value-type="string">
            <text:p>Im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600</text:p>
          </table:table-cell>
          <table:table-cell office:value-type="string" calcext:value-type="string">
            <text:p>Average</text:p>
          </table:table-cell>
          <table:table-cell office:value-type="float" office:value="0.00632117" calcext:value-type="float">
            <text:p>0.00632117</text:p>
          </table:table-cell>
          <table:table-cell office:value-type="float" office:value="0.00681935" calcext:value-type="float">
            <text:p>0.00681935</text:p>
          </table:table-cell>
          <table:table-cell office:value-type="float" office:value="0.00644986" calcext:value-type="float">
            <text:p>0.00644986</text:p>
          </table:table-cell>
          <table:table-cell office:value-type="float" office:value="0.00686343" calcext:value-type="float">
            <text:p>0.00686343</text:p>
          </table:table-cell>
          <table:table-cell office:value-type="float" office:value="0.00852396" calcext:value-type="float">
            <text:p>0.00852396</text:p>
          </table:table-cell>
          <table:table-cell office:value-type="float" office:value="0.00718016" calcext:value-type="float">
            <text:p>0.00718016</text:p>
          </table:table-cell>
          <table:table-cell office:value-type="float" office:value="0.00663947" calcext:value-type="float">
            <text:p>0.00663947</text:p>
          </table:table-cell>
          <table:table-cell office:value-type="float" office:value="0.00667995" calcext:value-type="float">
            <text:p>0.00667995</text:p>
          </table:table-cell>
          <table:table-cell office:value-type="float" office:value="0.00667507" calcext:value-type="float">
            <text:p>0.00667507</text:p>
          </table:table-cell>
          <table:table-cell office:value-type="float" office:value="0.00723215" calcext:value-type="float">
            <text:p>0.00723215</text:p>
          </table:table-cell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000973339612422669" calcext:value-type="float">
            <text:p>0.000973339612422669</text:p>
          </table:table-cell>
          <table:table-cell office:value-type="float" office:value="0.00325965717158456" calcext:value-type="float">
            <text:p>0.00325965717158456</text:p>
          </table:table-cell>
          <table:table-cell office:value-type="float" office:value="0.00216577101310645" calcext:value-type="float">
            <text:p>0.00216577101310645</text:p>
          </table:table-cell>
          <table:table-cell office:value-type="float" office:value="0.00281497989032414" calcext:value-type="float">
            <text:p>0.00281497989032414</text:p>
          </table:table-cell>
          <table:table-cell office:value-type="float" office:value="0.00520644815612566" calcext:value-type="float">
            <text:p>0.00520644815612566</text:p>
          </table:table-cell>
          <table:table-cell office:value-type="float" office:value="0.00183035798077255" calcext:value-type="float">
            <text:p>0.00183035798077255</text:p>
          </table:table-cell>
          <table:table-cell office:value-type="float" office:value="0.000805826628156742" calcext:value-type="float">
            <text:p>0.000805826628156742</text:p>
          </table:table-cell>
          <table:table-cell office:value-type="float" office:value="0.00228468759827622" calcext:value-type="float">
            <text:p>0.00228468759827622</text:p>
          </table:table-cell>
          <table:table-cell office:value-type="float" office:value="0.000661335170070152" calcext:value-type="float">
            <text:p>0.000661335170070152</text:p>
          </table:table-cell>
          <table:table-cell office:value-type="float" office:value="0.00291598252192667" calcext:value-type="float">
            <text:p>0.00291598252192667</text:p>
          </table:table-cell>
        </table:table-row>
        <table:table-row table:style-name="ro1">
          <table:table-cell office:value-type="string" calcext:value-type="string">
            <text:p>B4096</text:p>
          </table:table-cell>
          <table:table-cell office:value-type="string" calcext:value-type="string">
            <text:p>Average</text:p>
          </table:table-cell>
          <table:table-cell office:value-type="float" office:value="0.00639777" calcext:value-type="float">
            <text:p>0.00639777</text:p>
          </table:table-cell>
          <table:table-cell office:value-type="float" office:value="0.00663947" calcext:value-type="float">
            <text:p>0.00663947</text:p>
          </table:table-cell>
          <table:table-cell office:value-type="float" office:value="0.00630745" calcext:value-type="float">
            <text:p>0.00630745</text:p>
          </table:table-cell>
          <table:table-cell office:value-type="float" office:value="0.00835608" calcext:value-type="float">
            <text:p>0.00835608</text:p>
          </table:table-cell>
          <table:table-cell office:value-type="float" office:value="0.00685225" calcext:value-type="float">
            <text:p>0.00685225</text:p>
          </table:table-cell>
          <table:table-cell office:value-type="float" office:value="0.00668676" calcext:value-type="float">
            <text:p>0.00668676</text:p>
          </table:table-cell>
          <table:table-cell office:value-type="float" office:value="0.00674577" calcext:value-type="float">
            <text:p>0.00674577</text:p>
          </table:table-cell>
          <table:table-cell office:value-type="float" office:value="0.00648726" calcext:value-type="float">
            <text:p>0.00648726</text:p>
          </table:table-cell>
          <table:table-cell office:value-type="float" office:value="0.00646617" calcext:value-type="float">
            <text:p>0.00646617</text:p>
          </table:table-cell>
          <table:table-cell office:value-type="float" office:value="0.00738605" calcext:value-type="float">
            <text:p>0.00738605</text:p>
          </table:table-cell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000771529307167383" calcext:value-type="float">
            <text:p>0.000771529307167383</text:p>
          </table:table-cell>
          <table:table-cell office:value-type="float" office:value="0.00221206763488668" calcext:value-type="float">
            <text:p>0.00221206763488668</text:p>
          </table:table-cell>
          <table:table-cell office:value-type="float" office:value="0.000490152880191064" calcext:value-type="float">
            <text:p>0.000490152880191064</text:p>
          </table:table-cell>
          <table:table-cell office:value-type="float" office:value="0.00645242565880648" calcext:value-type="float">
            <text:p>0.00645242565880648</text:p>
          </table:table-cell>
          <table:table-cell office:value-type="float" office:value="0.00311823891431809" calcext:value-type="float">
            <text:p>0.00311823891431809</text:p>
          </table:table-cell>
          <table:table-cell office:value-type="float" office:value="0.000957040451948959" calcext:value-type="float">
            <text:p>0.000957040451948959</text:p>
          </table:table-cell>
          <table:table-cell office:value-type="float" office:value="0.000791968253304654" calcext:value-type="float">
            <text:p>0.000791968253304654</text:p>
          </table:table-cell>
          <table:table-cell office:value-type="float" office:value="0.000817380363716856" calcext:value-type="float">
            <text:p>0.000817380363716856</text:p>
          </table:table-cell>
          <table:table-cell office:value-type="float" office:value="0.000717144027840062" calcext:value-type="float">
            <text:p>0.000717144027840062</text:p>
          </table:table-cell>
          <table:table-cell office:value-type="float" office:value="0.00378820807929293" calcext:value-type="float">
            <text:p>0.0037882080792929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>
            <draw:frame draw:z-index="1" draw:style-name="gr1" draw:text-style-name="P1" svg:width="6.2988in" svg:height="3.5429in" svg:x="0.2965in" svg:y="0.0547in">
              <draw:object draw:notify-on-update-of-ranges="Summary.C3:Summary.L3 Summary.C5:Summary.L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time_b1600" table:style-name="ta1">
        <table:table-column table:style-name="co2" table:number-columns-repeated="2" table:default-cell-style-name="ce3"/>
        <table:table-column table:style-name="co1" table:number-columns-repeated="16373" table:default-cell-style-name="ce3"/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1637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:.B104])" office:value-type="float" office:value="0.00632117" calcext:value-type="float">
            <text:p>0.00632117</text:p>
          </table:table-cell>
          <table:table-cell table:formula="of:=AVERAGE([.C5:.C104])" office:value-type="float" office:value="0.00681935" calcext:value-type="float">
            <text:p>0.00681935</text:p>
          </table:table-cell>
          <table:table-cell table:formula="of:=AVERAGE([.D5:.D104])" office:value-type="float" office:value="0.00644986" calcext:value-type="float">
            <text:p>0.00644986</text:p>
          </table:table-cell>
          <table:table-cell table:formula="of:=AVERAGE([.E5:.E104])" office:value-type="float" office:value="0.00686343" calcext:value-type="float">
            <text:p>0.00686343</text:p>
          </table:table-cell>
          <table:table-cell table:formula="of:=AVERAGE([.F5:.F104])" office:value-type="float" office:value="0.00852396" calcext:value-type="float">
            <text:p>0.00852396</text:p>
          </table:table-cell>
          <table:table-cell table:formula="of:=AVERAGE([.G5:.G104])" office:value-type="float" office:value="0.00718016" calcext:value-type="float">
            <text:p>0.00718016</text:p>
          </table:table-cell>
          <table:table-cell table:formula="of:=AVERAGE([.H5:.H104])" office:value-type="float" office:value="0.00663947" calcext:value-type="float">
            <text:p>0.00663947</text:p>
          </table:table-cell>
          <table:table-cell table:formula="of:=AVERAGE([.I5:.I104])" office:value-type="float" office:value="0.00667995" calcext:value-type="float">
            <text:p>0.00667995</text:p>
          </table:table-cell>
          <table:table-cell table:formula="of:=AVERAGE([.J5:.J104])" office:value-type="float" office:value="0.00667507" calcext:value-type="float">
            <text:p>0.00667507</text:p>
          </table:table-cell>
          <table:table-cell table:formula="of:=AVERAGE([.K5:.K104])" office:value-type="float" office:value="0.00723215" calcext:value-type="float">
            <text:p>0.0072321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5:.B104])" office:value-type="float" office:value="0.000973339612422669" calcext:value-type="float">
            <text:p>0.000973339612422669</text:p>
          </table:table-cell>
          <table:table-cell table:formula="of:=STDEV([.C5:.C104])" office:value-type="float" office:value="0.00325965717158456" calcext:value-type="float">
            <text:p>0.00325965717158456</text:p>
          </table:table-cell>
          <table:table-cell table:formula="of:=STDEV([.D5:.D104])" office:value-type="float" office:value="0.00216577101310645" calcext:value-type="float">
            <text:p>0.00216577101310645</text:p>
          </table:table-cell>
          <table:table-cell table:formula="of:=STDEV([.E5:.E104])" office:value-type="float" office:value="0.00281497989032414" calcext:value-type="float">
            <text:p>0.00281497989032414</text:p>
          </table:table-cell>
          <table:table-cell table:formula="of:=STDEV([.F5:.F104])" office:value-type="float" office:value="0.00520644815612566" calcext:value-type="float">
            <text:p>0.00520644815612566</text:p>
          </table:table-cell>
          <table:table-cell table:formula="of:=STDEV([.G5:.G104])" office:value-type="float" office:value="0.00183035798077255" calcext:value-type="float">
            <text:p>0.00183035798077255</text:p>
          </table:table-cell>
          <table:table-cell table:formula="of:=STDEV([.H5:.H104])" office:value-type="float" office:value="0.000805826628156742" calcext:value-type="float">
            <text:p>0.000805826628156742</text:p>
          </table:table-cell>
          <table:table-cell table:formula="of:=STDEV([.I5:.I104])" office:value-type="float" office:value="0.00228468759827622" calcext:value-type="float">
            <text:p>0.00228468759827622</text:p>
          </table:table-cell>
          <table:table-cell table:formula="of:=STDEV([.J5:.J104])" office:value-type="float" office:value="0.000661335170070152" calcext:value-type="float">
            <text:p>0.000661335170070152</text:p>
          </table:table-cell>
          <table:table-cell table:formula="of:=STDEV([.K5:.K104])" office:value-type="float" office:value="0.00291598252192667" calcext:value-type="float">
            <text:p>0.0029159825219266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7971" calcext:value-type="float">
            <text:p>0.007971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9421" calcext:value-type="float">
            <text:p>0.019421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23" calcext:value-type="float">
            <text:p>0.00623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83" calcext:value-type="float">
            <text:p>0.00983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741" calcext:value-type="float">
            <text:p>0.00674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64" calcext:value-type="float">
            <text:p>0.0064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371" calcext:value-type="float">
            <text:p>0.007371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0577" calcext:value-type="float">
            <text:p>0.00577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74" calcext:value-type="float">
            <text:p>0.0074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461" calcext:value-type="float">
            <text:p>0.005461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0.00698" calcext:value-type="float">
            <text:p>0.00698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713" calcext:value-type="float">
            <text:p>0.00713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0.006041" calcext:value-type="float">
            <text:p>0.006041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582" calcext:value-type="float">
            <text:p>0.00582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664" calcext:value-type="float">
            <text:p>0.00664</text:p>
          </table:table-cell>
          <table:table-cell table:number-columns-repeated="2" office:value-type="float" office:value="0.00684" calcext:value-type="float">
            <text:p>0.00684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574" calcext:value-type="float">
            <text:p>0.00574</text:p>
          </table:table-cell>
          <table:table-cell table:number-columns-repeated="163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781" calcext:value-type="float">
            <text:p>0.00781</text:p>
          </table:table-cell>
          <table:table-cell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582" calcext:value-type="float">
            <text:p>0.00582</text:p>
          </table:table-cell>
          <table:table-cell table:number-columns-repeated="163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59" calcext:value-type="float">
            <text:p>0.0059</text:p>
          </table:table-cell>
          <table:table-cell table:number-columns-repeated="163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531" calcext:value-type="float">
            <text:p>0.00531</text:p>
          </table:table-cell>
          <table:table-cell table:number-columns-repeated="163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871" calcext:value-type="float">
            <text:p>0.006871</text:p>
          </table:table-cell>
          <table:table-cell office:value-type="float" office:value="0.005281" calcext:value-type="float">
            <text:p>0.005281</text:p>
          </table:table-cell>
          <table:table-cell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791" calcext:value-type="float">
            <text:p>0.00679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0.0058" calcext:value-type="float">
            <text:p>0.0058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562" calcext:value-type="float">
            <text:p>0.00562</text:p>
          </table:table-cell>
          <table:table-cell table:number-columns-repeated="163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85" calcext:value-type="float">
            <text:p>0.00685</text:p>
          </table:table-cell>
          <table:table-cell table:number-columns-repeated="163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8441" calcext:value-type="float">
            <text:p>0.008441</text:p>
          </table:table-cell>
          <table:table-cell table:number-columns-repeated="163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5411" calcext:value-type="float">
            <text:p>0.005411</text:p>
          </table:table-cell>
          <table:table-cell office:value-type="float" office:value="0.00675" calcext:value-type="float">
            <text:p>0.00675</text:p>
          </table:table-cell>
          <table:table-cell table:number-columns-repeated="163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05691" calcext:value-type="float">
            <text:p>0.005691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681" calcext:value-type="float">
            <text:p>0.00681</text:p>
          </table:table-cell>
          <table:table-cell table:number-columns-repeated="163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6941" calcext:value-type="float">
            <text:p>0.006941</text:p>
          </table:table-cell>
          <table:table-cell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6571" calcext:value-type="float">
            <text:p>0.006571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69" calcext:value-type="float">
            <text:p>0.0069</text:p>
          </table:table-cell>
          <table:table-cell table:number-columns-repeated="163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996" calcext:value-type="float">
            <text:p>0.00996</text:p>
          </table:table-cell>
          <table:table-cell table:number-columns-repeated="163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881" calcext:value-type="float">
            <text:p>0.006881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585" calcext:value-type="float">
            <text:p>0.00585</text:p>
          </table:table-cell>
          <table:table-cell table:number-columns-repeated="163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5681" calcext:value-type="float">
            <text:p>0.005681</text:p>
          </table:table-cell>
          <table:table-cell table:number-columns-repeated="163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6841" calcext:value-type="float">
            <text:p>0.006841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856" calcext:value-type="float">
            <text:p>0.00856</text:p>
          </table:table-cell>
          <table:table-cell table:number-columns-repeated="163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5771" calcext:value-type="float">
            <text:p>0.005771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6851" calcext:value-type="float">
            <text:p>0.006851</text:p>
          </table:table-cell>
          <table:table-cell table:number-columns-repeated="163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6771" calcext:value-type="float">
            <text:p>0.006771</text:p>
          </table:table-cell>
          <table:table-cell table:number-columns-repeated="163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88" calcext:value-type="float">
            <text:p>0.00688</text:p>
          </table:table-cell>
          <table:table-cell table:number-columns-repeated="1636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5291" calcext:value-type="float">
            <text:p>0.005291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7011" calcext:value-type="float">
            <text:p>0.007011</text:p>
          </table:table-cell>
          <table:table-cell office:value-type="float" office:value="0.006801" calcext:value-type="float">
            <text:p>0.006801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81" calcext:value-type="float">
            <text:p>0.00681</text:p>
          </table:table-cell>
          <table:table-cell table:number-columns-repeated="1636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561" calcext:value-type="float">
            <text:p>0.006561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678" calcext:value-type="float">
            <text:p>0.00678</text:p>
          </table:table-cell>
          <table:table-cell table:number-columns-repeated="1636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91" calcext:value-type="float">
            <text:p>0.00691</text:p>
          </table:table-cell>
          <table:table-cell table:number-columns-repeated="1636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691" calcext:value-type="float">
            <text:p>0.006691</text:p>
          </table:table-cell>
          <table:table-cell table:number-columns-repeated="1636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859" calcext:value-type="float">
            <text:p>0.00859</text:p>
          </table:table-cell>
          <table:table-cell table:number-columns-repeated="1636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5411" calcext:value-type="float">
            <text:p>0.005411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585" calcext:value-type="float">
            <text:p>0.00585</text:p>
          </table:table-cell>
          <table:table-cell table:number-columns-repeated="1636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831" calcext:value-type="float">
            <text:p>0.006831</text:p>
          </table:table-cell>
          <table:table-cell table:number-columns-repeated="1636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6701" calcext:value-type="float">
            <text:p>0.006701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94" calcext:value-type="float">
            <text:p>0.00694</text:p>
          </table:table-cell>
          <table:table-cell table:number-columns-repeated="1636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684" calcext:value-type="float">
            <text:p>0.00684</text:p>
          </table:table-cell>
          <table:table-cell table:number-columns-repeated="1636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2466" calcext:value-type="float">
            <text:p>0.02466</text:p>
          </table:table-cell>
          <table:table-cell table:number-columns-repeated="2" office:value-type="float" office:value="0.00682" calcext:value-type="float">
            <text:p>0.0068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858" calcext:value-type="float">
            <text:p>0.00858</text:p>
          </table:table-cell>
          <table:table-cell table:number-columns-repeated="1636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706" calcext:value-type="float">
            <text:p>0.00706</text:p>
          </table:table-cell>
          <table:table-cell table:number-columns-repeated="1636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84" calcext:value-type="float">
            <text:p>0.00684</text:p>
          </table:table-cell>
          <table:table-cell table:number-columns-repeated="1636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687" calcext:value-type="float">
            <text:p>0.00687</text:p>
          </table:table-cell>
          <table:table-cell table:number-columns-repeated="1636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6961" calcext:value-type="float">
            <text:p>0.006961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8" calcext:value-type="float">
            <text:p>0.0068</text:p>
          </table:table-cell>
          <table:table-cell table:number-columns-repeated="1636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67" calcext:value-type="float">
            <text:p>0.00667</text:p>
          </table:table-cell>
          <table:table-cell table:number-columns-repeated="1636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683" calcext:value-type="float">
            <text:p>0.00683</text:p>
          </table:table-cell>
          <table:table-cell table:number-columns-repeated="1636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79" calcext:value-type="float">
            <text:p>0.00679</text:p>
          </table:table-cell>
          <table:table-cell table:number-columns-repeated="1636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006461" calcext:value-type="float">
            <text:p>0.00646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844" calcext:value-type="float">
            <text:p>0.00844</text:p>
          </table:table-cell>
          <table:table-cell table:number-columns-repeated="1636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683" calcext:value-type="float">
            <text:p>0.00683</text:p>
          </table:table-cell>
          <table:table-cell table:number-columns-repeated="1636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6851" calcext:value-type="float">
            <text:p>0.006851</text:p>
          </table:table-cell>
          <table:table-cell table:number-columns-repeated="1636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535" calcext:value-type="float">
            <text:p>0.00535</text:p>
          </table:table-cell>
          <table:table-cell table:number-columns-repeated="2" office:value-type="float" office:value="0.00659" calcext:value-type="float">
            <text:p>0.00659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41" calcext:value-type="float">
            <text:p>0.006741</text:p>
          </table:table-cell>
          <table:table-cell table:number-columns-repeated="1636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8481" calcext:value-type="float">
            <text:p>0.008481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8" calcext:value-type="float">
            <text:p>0.0068</text:p>
          </table:table-cell>
          <table:table-cell table:number-columns-repeated="1636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86" calcext:value-type="float">
            <text:p>0.00686</text:p>
          </table:table-cell>
          <table:table-cell table:number-columns-repeated="1636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6581" calcext:value-type="float">
            <text:p>0.006581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731" calcext:value-type="float">
            <text:p>0.006731</text:p>
          </table:table-cell>
          <table:table-cell table:number-columns-repeated="1636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82" calcext:value-type="float">
            <text:p>0.00682</text:p>
          </table:table-cell>
          <table:table-cell table:number-columns-repeated="1636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6511" calcext:value-type="float">
            <text:p>0.006511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8081" calcext:value-type="float">
            <text:p>0.01808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0603" calcext:value-type="float">
            <text:p>0.00603</text:p>
          </table:table-cell>
          <table:table-cell table:number-columns-repeated="1636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08551" calcext:value-type="float">
            <text:p>0.008551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0.00704" calcext:value-type="float">
            <text:p>0.00704</text:p>
          </table:table-cell>
          <table:table-cell table:number-columns-repeated="1636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92" calcext:value-type="float">
            <text:p>0.00692</text:p>
          </table:table-cell>
          <table:table-cell table:number-columns-repeated="1636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9" calcext:value-type="float">
            <text:p>0.00679</text:p>
          </table:table-cell>
          <table:table-cell table:number-columns-repeated="1636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84" calcext:value-type="float">
            <text:p>0.00684</text:p>
          </table:table-cell>
          <table:table-cell table:number-columns-repeated="1636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72" calcext:value-type="float">
            <text:p>0.00672</text:p>
          </table:table-cell>
          <table:table-cell table:number-columns-repeated="1636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4" calcext:value-type="float">
            <text:p>0.00674</text:p>
          </table:table-cell>
          <table:table-cell table:number-columns-repeated="1636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659" calcext:value-type="float">
            <text:p>0.00659</text:p>
          </table:table-cell>
          <table:table-cell table:number-columns-repeated="2" office:value-type="float" office:value="0.00665" calcext:value-type="float">
            <text:p>0.00665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57" calcext:value-type="float">
            <text:p>0.00557</text:p>
          </table:table-cell>
          <table:table-cell table:number-columns-repeated="1636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682" calcext:value-type="float">
            <text:p>0.00682</text:p>
          </table:table-cell>
          <table:table-cell table:number-columns-repeated="1636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92" calcext:value-type="float">
            <text:p>0.00692</text:p>
          </table:table-cell>
          <table:table-cell table:number-columns-repeated="1636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8" calcext:value-type="float">
            <text:p>0.0068</text:p>
          </table:table-cell>
          <table:table-cell table:number-columns-repeated="1636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6591" calcext:value-type="float">
            <text:p>0.006591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93" calcext:value-type="float">
            <text:p>0.00693</text:p>
          </table:table-cell>
          <table:table-cell table:number-columns-repeated="1636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524" calcext:value-type="float">
            <text:p>0.00524</text:p>
          </table:table-cell>
          <table:table-cell table:number-columns-repeated="2" office:value-type="float" office:value="0.00684" calcext:value-type="float">
            <text:p>0.00684</text:p>
          </table:table-cell>
          <table:table-cell table:number-columns-repeated="1636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881" calcext:value-type="float">
            <text:p>0.006881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8" calcext:value-type="float">
            <text:p>0.0068</text:p>
          </table:table-cell>
          <table:table-cell table:number-columns-repeated="1636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5761" calcext:value-type="float">
            <text:p>0.005761</text:p>
          </table:table-cell>
          <table:table-cell office:value-type="float" office:value="0.006781" calcext:value-type="float">
            <text:p>0.006781</text:p>
          </table:table-cell>
          <table:table-cell office:value-type="float" office:value="0.00676" calcext:value-type="float">
            <text:p>0.00676</text:p>
          </table:table-cell>
          <table:table-cell table:number-columns-repeated="1636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685" calcext:value-type="float">
            <text:p>0.00685</text:p>
          </table:table-cell>
          <table:table-cell table:number-columns-repeated="1636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591" calcext:value-type="float">
            <text:p>0.00591</text:p>
          </table:table-cell>
          <table:table-cell table:number-columns-repeated="1636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06521" calcext:value-type="float">
            <text:p>0.006521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731" calcext:value-type="float">
            <text:p>0.00731</text:p>
          </table:table-cell>
          <table:table-cell table:number-columns-repeated="1636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351" calcext:value-type="float">
            <text:p>0.00635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573" calcext:value-type="float">
            <text:p>0.00573</text:p>
          </table:table-cell>
          <table:table-cell table:number-columns-repeated="1636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538" calcext:value-type="float">
            <text:p>0.00538</text:p>
          </table:table-cell>
          <table:table-cell table:number-columns-repeated="1636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5861" calcext:value-type="float">
            <text:p>0.005861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925" calcext:value-type="float">
            <text:p>0.00925</text:p>
          </table:table-cell>
          <table:table-cell table:number-columns-repeated="1636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26531" calcext:value-type="float">
            <text:p>0.026531</text:p>
          </table:table-cell>
          <table:table-cell table:number-columns-repeated="1636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0.02675" calcext:value-type="float">
            <text:p>0.02675</text:p>
          </table:table-cell>
          <table:table-cell table:number-columns-repeated="1636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716" calcext:value-type="float">
            <text:p>0.00716</text:p>
          </table:table-cell>
          <table:table-cell table:number-columns-repeated="1636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511" calcext:value-type="float">
            <text:p>0.00751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021" calcext:value-type="float">
            <text:p>0.00702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78" calcext:value-type="float">
            <text:p>0.0078</text:p>
          </table:table-cell>
          <table:table-cell table:number-columns-repeated="1636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695" calcext:value-type="float">
            <text:p>0.00695</text:p>
          </table:table-cell>
          <table:table-cell table:number-columns-repeated="1636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83" calcext:value-type="float">
            <text:p>0.00683</text:p>
          </table:table-cell>
          <table:table-cell table:number-columns-repeated="1636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685" calcext:value-type="float">
            <text:p>0.00685</text:p>
          </table:table-cell>
          <table:table-cell table:number-columns-repeated="1636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821" calcext:value-type="float">
            <text:p>0.006821</text:p>
          </table:table-cell>
          <table:table-cell table:number-columns-repeated="1636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87" calcext:value-type="float">
            <text:p>0.00687</text:p>
          </table:table-cell>
          <table:table-cell table:number-columns-repeated="1636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2159" calcext:value-type="float">
            <text:p>0.02159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84" calcext:value-type="float">
            <text:p>0.00684</text:p>
          </table:table-cell>
          <table:table-cell table:number-columns-repeated="1636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65" calcext:value-type="float">
            <text:p>0.00665</text:p>
          </table:table-cell>
          <table:table-cell table:number-columns-repeated="1636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83" calcext:value-type="float">
            <text:p>0.00683</text:p>
          </table:table-cell>
          <table:table-cell table:number-columns-repeated="1636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73" calcext:value-type="float">
            <text:p>0.00873</text:p>
          </table:table-cell>
          <table:table-cell table:number-columns-repeated="1636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5681" calcext:value-type="float">
            <text:p>0.005681</text:p>
          </table:table-cell>
          <table:table-cell table:number-columns-repeated="1636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21981" calcext:value-type="float">
            <text:p>0.02198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668" calcext:value-type="float">
            <text:p>0.00668</text:p>
          </table:table-cell>
          <table:table-cell table:number-columns-repeated="1636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681" calcext:value-type="float">
            <text:p>0.00681</text:p>
          </table:table-cell>
          <table:table-cell table:number-columns-repeated="1636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7511" calcext:value-type="float">
            <text:p>0.007511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0.00704" calcext:value-type="float">
            <text:p>0.00704</text:p>
          </table:table-cell>
          <table:table-cell table:number-columns-repeated="1636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567" calcext:value-type="float">
            <text:p>0.00567</text:p>
          </table:table-cell>
          <table:table-cell table:number-columns-repeated="1636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677" calcext:value-type="float">
            <text:p>0.00677</text:p>
          </table:table-cell>
          <table:table-cell table:number-columns-repeated="1636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2547" calcext:value-type="float">
            <text:p>0.0254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681" calcext:value-type="float">
            <text:p>0.00681</text:p>
          </table:table-cell>
          <table:table-cell table:number-columns-repeated="1636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596" calcext:value-type="float">
            <text:p>0.00596</text:p>
          </table:table-cell>
          <table:table-cell table:number-columns-repeated="1636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683" calcext:value-type="float">
            <text:p>0.00683</text:p>
          </table:table-cell>
          <table:table-cell table:number-columns-repeated="1636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676" calcext:value-type="float">
            <text:p>0.00676</text:p>
          </table:table-cell>
          <table:table-cell table:number-columns-repeated="1636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863" calcext:value-type="float">
            <text:p>0.00863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83" calcext:value-type="float">
            <text:p>0.00683</text:p>
          </table:table-cell>
          <table:table-cell table:number-columns-repeated="16364"/>
        </table:table-row>
        <table:table-row table:style-name="ro1" table:number-rows-repeated="910">
          <table:table-cell table:number-columns-repeated="16375"/>
        </table:table-row>
        <table:table-row table:style-name="ro1">
          <table:table-cell/>
          <table:table-cell office:value-type="float" office:value="0.00922" calcext:value-type="float">
            <text:p>0.009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2" calcext:value-type="float">
            <text:p>0.007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9" calcext:value-type="float">
            <text:p>0.007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8" calcext:value-type="float">
            <text:p>0.00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6" calcext:value-type="float">
            <text:p>0.007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7" calcext:value-type="float">
            <text:p>0.008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2" calcext:value-type="float">
            <text:p>0.007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1" calcext:value-type="float">
            <text:p>0.00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7" calcext:value-type="float">
            <text:p>0.006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9" calcext:value-type="float">
            <text:p>0.007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" calcext:value-type="float">
            <text:p>0.00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9" calcext:value-type="float">
            <text:p>0.007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5" calcext:value-type="float">
            <text:p>0.008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1" calcext:value-type="float">
            <text:p>0.0069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" calcext:value-type="float">
            <text:p>0.00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2" calcext:value-type="float">
            <text:p>0.008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26" calcext:value-type="float">
            <text:p>0.008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3" calcext:value-type="float">
            <text:p>0.006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854" calcext:value-type="float">
            <text:p>0.028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14" calcext:value-type="float">
            <text:p>0.02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1" calcext:value-type="float">
            <text:p>0.005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161" calcext:value-type="float">
            <text:p>0.0081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4" calcext:value-type="float">
            <text:p>0.00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6" calcext:value-type="float">
            <text:p>0.008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3" calcext:value-type="float">
            <text:p>0.005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6" calcext:value-type="float">
            <text:p>0.007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" calcext:value-type="float">
            <text:p>0.00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" calcext:value-type="float">
            <text:p>0.006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4" calcext:value-type="float">
            <text:p>0.007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951" calcext:value-type="float">
            <text:p>0.0099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1" calcext:value-type="float">
            <text:p>0.005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7" calcext:value-type="float">
            <text:p>0.007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" calcext:value-type="float">
            <text:p>0.00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3" calcext:value-type="float">
            <text:p>0.006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5" calcext:value-type="float">
            <text:p>0.007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5" calcext:value-type="float">
            <text:p>0.006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1" calcext:value-type="float">
            <text:p>0.0057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5" calcext:value-type="float">
            <text:p>0.005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21" calcext:value-type="float">
            <text:p>0.0055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19" calcext:value-type="float">
            <text:p>0.008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3" calcext:value-type="float">
            <text:p>0.006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" calcext:value-type="float">
            <text:p>0.00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65" calcext:value-type="float">
            <text:p>0.023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806" calcext:value-type="float">
            <text:p>0.028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44" calcext:value-type="float">
            <text:p>0.023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451" calcext:value-type="float">
            <text:p>0.024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46" calcext:value-type="float">
            <text:p>0.02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35" calcext:value-type="float">
            <text:p>0.023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01" calcext:value-type="float">
            <text:p>0.023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5" calcext:value-type="float">
            <text:p>0.005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6" calcext:value-type="float">
            <text:p>0.007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5" calcext:value-type="float">
            <text:p>0.007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2" calcext:value-type="float">
            <text:p>0.008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1" calcext:value-type="float">
            <text:p>0.005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7" calcext:value-type="float">
            <text:p>0.007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1" calcext:value-type="float">
            <text:p>0.00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1" calcext:value-type="float">
            <text:p>0.0068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7" calcext:value-type="float">
            <text:p>0.008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01" calcext:value-type="float">
            <text:p>0.0071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71" calcext:value-type="float">
            <text:p>0.0072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8" calcext:value-type="float">
            <text:p>0.006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8" calcext:value-type="float">
            <text:p>0.008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" calcext:value-type="float">
            <text:p>0.00536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16" calcext:value-type="float">
            <text:p>0.009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4" calcext:value-type="float">
            <text:p>0.008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1" calcext:value-type="float">
            <text:p>0.0068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5" calcext:value-type="float">
            <text:p>0.008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3" calcext:value-type="float">
            <text:p>0.008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" calcext:value-type="float">
            <text:p>0.00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7" calcext:value-type="float">
            <text:p>0.008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7" calcext:value-type="float">
            <text:p>0.007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7" calcext:value-type="float">
            <text:p>0.008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1" calcext:value-type="float">
            <text:p>0.0067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1" calcext:value-type="float">
            <text:p>0.00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4" calcext:value-type="float">
            <text:p>0.008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1" calcext:value-type="float">
            <text:p>0.006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" calcext:value-type="float">
            <text:p>0.00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6" calcext:value-type="float">
            <text:p>0.006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7" calcext:value-type="float">
            <text:p>0.007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06" calcext:value-type="float">
            <text:p>0.005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2" calcext:value-type="float">
            <text:p>0.008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1" calcext:value-type="float">
            <text:p>0.006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81" calcext:value-type="float">
            <text:p>0.0063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5" calcext:value-type="float">
            <text:p>0.008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1" calcext:value-type="float">
            <text:p>0.006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72" calcext:value-type="float">
            <text:p>0.008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4" calcext:value-type="float">
            <text:p>0.007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1" calcext:value-type="float">
            <text:p>0.006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1" calcext:value-type="float">
            <text:p>0.005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1" calcext:value-type="float">
            <text:p>0.00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6" calcext:value-type="float">
            <text:p>0.007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1" calcext:value-type="float">
            <text:p>0.006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1" calcext:value-type="float">
            <text:p>0.006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7" calcext:value-type="float">
            <text:p>0.006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4" calcext:value-type="float">
            <text:p>0.008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1" calcext:value-type="float">
            <text:p>0.0068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5" calcext:value-type="float">
            <text:p>0.007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41" calcext:value-type="float">
            <text:p>0.008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02" calcext:value-type="float">
            <text:p>0.027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421" calcext:value-type="float">
            <text:p>0.0264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4" calcext:value-type="float">
            <text:p>0.007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18" calcext:value-type="float">
            <text:p>0.00818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1042" calcext:value-type="float">
            <text:p>0.010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1" calcext:value-type="float">
            <text:p>0.00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1" calcext:value-type="float">
            <text:p>0.0068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" calcext:value-type="float">
            <text:p>0.005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5" calcext:value-type="float">
            <text:p>0.007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5" calcext:value-type="float">
            <text:p>0.005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7" calcext:value-type="float">
            <text:p>0.007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1" calcext:value-type="float">
            <text:p>0.006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3" calcext:value-type="float">
            <text:p>0.006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2" calcext:value-type="float">
            <text:p>0.007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1" calcext:value-type="float">
            <text:p>0.0058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14" calcext:value-type="float">
            <text:p>0.009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8" calcext:value-type="float">
            <text:p>0.007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1" calcext:value-type="float">
            <text:p>0.006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1" calcext:value-type="float">
            <text:p>0.00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8" calcext:value-type="float">
            <text:p>0.007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01" calcext:value-type="float">
            <text:p>0.005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8" calcext:value-type="float">
            <text:p>0.008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3" calcext:value-type="float">
            <text:p>0.006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1" calcext:value-type="float">
            <text:p>0.005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1" calcext:value-type="float">
            <text:p>0.006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2" calcext:value-type="float">
            <text:p>0.005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12" calcext:value-type="float">
            <text:p>0.005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6" calcext:value-type="float">
            <text:p>0.007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9" calcext:value-type="float">
            <text:p>0.007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1" calcext:value-type="float">
            <text:p>0.0059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01" calcext:value-type="float">
            <text:p>0.0062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1" calcext:value-type="float">
            <text:p>0.005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71" calcext:value-type="float">
            <text:p>0.009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6" calcext:value-type="float">
            <text:p>0.007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61" calcext:value-type="float">
            <text:p>0.008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1" calcext:value-type="float">
            <text:p>0.0069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2" calcext:value-type="float">
            <text:p>0.006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1" calcext:value-type="float">
            <text:p>0.00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9" calcext:value-type="float">
            <text:p>0.006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01" calcext:value-type="float">
            <text:p>0.006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1" calcext:value-type="float">
            <text:p>0.0068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1" calcext:value-type="float">
            <text:p>0.00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7" calcext:value-type="float">
            <text:p>0.008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1" calcext:value-type="float">
            <text:p>0.006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4" calcext:value-type="float">
            <text:p>0.008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4" calcext:value-type="float">
            <text:p>0.007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6" calcext:value-type="float">
            <text:p>0.007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01" calcext:value-type="float">
            <text:p>0.006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1" calcext:value-type="float">
            <text:p>0.008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3" calcext:value-type="float">
            <text:p>0.008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86" calcext:value-type="float">
            <text:p>0.008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1" calcext:value-type="float">
            <text:p>0.0068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1" calcext:value-type="float">
            <text:p>0.006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76" calcext:value-type="float">
            <text:p>0.01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5" calcext:value-type="float">
            <text:p>0.005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39" calcext:value-type="float">
            <text:p>0.009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291" calcext:value-type="float">
            <text:p>0.0232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925" calcext:value-type="float">
            <text:p>0.019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032" calcext:value-type="float">
            <text:p>0.010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8" calcext:value-type="float">
            <text:p>0.006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8" calcext:value-type="float">
            <text:p>0.007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8" calcext:value-type="float">
            <text:p>0.006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6" calcext:value-type="float">
            <text:p>0.007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" calcext:value-type="float">
            <text:p>0.006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" calcext:value-type="float">
            <text:p>0.00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1" calcext:value-type="float">
            <text:p>0.0069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8" calcext:value-type="float">
            <text:p>0.007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1" calcext:value-type="float">
            <text:p>0.00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1" calcext:value-type="float">
            <text:p>0.0068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1" calcext:value-type="float">
            <text:p>0.0068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42" calcext:value-type="float">
            <text:p>0.009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69" calcext:value-type="float">
            <text:p>0.009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1" calcext:value-type="float">
            <text:p>0.0068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3" calcext:value-type="float">
            <text:p>0.008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31" calcext:value-type="float">
            <text:p>0.0060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979" calcext:value-type="float">
            <text:p>0.029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95" calcext:value-type="float">
            <text:p>0.023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8" calcext:value-type="float">
            <text:p>0.006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6" calcext:value-type="float">
            <text:p>0.006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5" calcext:value-type="float">
            <text:p>0.008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71" calcext:value-type="float">
            <text:p>0.007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26" calcext:value-type="float">
            <text:p>0.008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21" calcext:value-type="float">
            <text:p>0.0055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1" calcext:value-type="float">
            <text:p>0.00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6" calcext:value-type="float">
            <text:p>0.008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8" calcext:value-type="float">
            <text:p>0.008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7" calcext:value-type="float">
            <text:p>0.007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8" calcext:value-type="float">
            <text:p>0.006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1" calcext:value-type="float">
            <text:p>0.007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8" calcext:value-type="float">
            <text:p>0.008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4" calcext:value-type="float">
            <text:p>0.007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5" calcext:value-type="float">
            <text:p>0.007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11" calcext:value-type="float">
            <text:p>0.0062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1" calcext:value-type="float">
            <text:p>0.00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7" calcext:value-type="float">
            <text:p>0.005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7" calcext:value-type="float">
            <text:p>0.005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4" calcext:value-type="float">
            <text:p>0.0053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7" calcext:value-type="float">
            <text:p>0.006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75" calcext:value-type="float">
            <text:p>0.02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801" calcext:value-type="float">
            <text:p>0.0268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13" calcext:value-type="float">
            <text:p>0.02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02" calcext:value-type="float">
            <text:p>0.025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471" calcext:value-type="float">
            <text:p>0.024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42" calcext:value-type="float">
            <text:p>0.02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6491" calcext:value-type="float">
            <text:p>0.016491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861" calcext:value-type="float">
            <text:p>0.0078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9" calcext:value-type="float">
            <text:p>0.007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931" calcext:value-type="float">
            <text:p>0.0089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2" calcext:value-type="float">
            <text:p>0.007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1" calcext:value-type="float">
            <text:p>0.00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8" calcext:value-type="float">
            <text:p>0.008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1" calcext:value-type="float">
            <text:p>0.006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8" calcext:value-type="float">
            <text:p>0.006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1" calcext:value-type="float">
            <text:p>0.0068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6" calcext:value-type="float">
            <text:p>0.008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1" calcext:value-type="float">
            <text:p>0.006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6" calcext:value-type="float">
            <text:p>0.008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76" calcext:value-type="float">
            <text:p>0.008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6" calcext:value-type="float">
            <text:p>0.008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4" calcext:value-type="float">
            <text:p>0.0083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6" calcext:value-type="float">
            <text:p>0.007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5" calcext:value-type="float">
            <text:p>0.008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1" calcext:value-type="float">
            <text:p>0.006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85" calcext:value-type="float">
            <text:p>0.007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461" calcext:value-type="float">
            <text:p>0.014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5" calcext:value-type="float">
            <text:p>0.007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093" calcext:value-type="float">
            <text:p>0.010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027" calcext:value-type="float">
            <text:p>0.010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1" calcext:value-type="float">
            <text:p>0.00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604" calcext:value-type="float">
            <text:p>0.01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1" calcext:value-type="float">
            <text:p>0.006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8" calcext:value-type="float">
            <text:p>0.008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663" calcext:value-type="float">
            <text:p>0.006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3" calcext:value-type="float">
            <text:p>0.008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2" calcext:value-type="float">
            <text:p>0.006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6" calcext:value-type="float">
            <text:p>0.006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1" calcext:value-type="float">
            <text:p>0.0061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5" calcext:value-type="float">
            <text:p>0.007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1" calcext:value-type="float">
            <text:p>0.0068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7" calcext:value-type="float">
            <text:p>0.008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4" calcext:value-type="float">
            <text:p>0.007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1" calcext:value-type="float">
            <text:p>0.0068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8" calcext:value-type="float">
            <text:p>0.006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4" calcext:value-type="float">
            <text:p>0.007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41" calcext:value-type="float">
            <text:p>0.0070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8" calcext:value-type="float">
            <text:p>0.006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" calcext:value-type="float">
            <text:p>0.00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" calcext:value-type="float">
            <text:p>0.00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6" calcext:value-type="float">
            <text:p>0.007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1" calcext:value-type="float">
            <text:p>0.006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1" calcext:value-type="float">
            <text:p>0.006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1" calcext:value-type="float">
            <text:p>0.006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5" calcext:value-type="float">
            <text:p>0.007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1" calcext:value-type="float">
            <text:p>0.007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163" calcext:value-type="float">
            <text:p>0.011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1" calcext:value-type="float">
            <text:p>0.008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117" calcext:value-type="float">
            <text:p>0.011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21" calcext:value-type="float">
            <text:p>0.0065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1" calcext:value-type="float">
            <text:p>0.00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4" calcext:value-type="float">
            <text:p>0.008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3" calcext:value-type="float">
            <text:p>0.008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1" calcext:value-type="float">
            <text:p>0.006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2" calcext:value-type="float">
            <text:p>0.008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51" calcext:value-type="float">
            <text:p>0.008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1" calcext:value-type="float">
            <text:p>0.006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639" calcext:value-type="float">
            <text:p>0.016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791" calcext:value-type="float">
            <text:p>0.0267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5" calcext:value-type="float">
            <text:p>0.007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1" calcext:value-type="float">
            <text:p>0.00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4" calcext:value-type="float">
            <text:p>0.005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" calcext:value-type="float">
            <text:p>0.00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9" calcext:value-type="float">
            <text:p>0.006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01" calcext:value-type="float">
            <text:p>0.005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8" calcext:value-type="float">
            <text:p>0.007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" calcext:value-type="float">
            <text:p>0.00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1" calcext:value-type="float">
            <text:p>0.0068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5" calcext:value-type="float">
            <text:p>0.007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3" calcext:value-type="float">
            <text:p>0.007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9" calcext:value-type="float">
            <text:p>0.006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3" calcext:value-type="float">
            <text:p>0.006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17" calcext:value-type="float">
            <text:p>0.005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1" calcext:value-type="float">
            <text:p>0.008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3" calcext:value-type="float">
            <text:p>0.008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1" calcext:value-type="float">
            <text:p>0.0068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11" calcext:value-type="float">
            <text:p>0.0084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34" calcext:value-type="float">
            <text:p>0.00934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48" calcext:value-type="float">
            <text:p>0.008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8" calcext:value-type="float">
            <text:p>0.006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8" calcext:value-type="float">
            <text:p>0.006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5" calcext:value-type="float">
            <text:p>0.006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3" calcext:value-type="float">
            <text:p>0.005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8" calcext:value-type="float">
            <text:p>0.005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467" calcext:value-type="float">
            <text:p>0.014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01" calcext:value-type="float">
            <text:p>0.009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1" calcext:value-type="float">
            <text:p>0.00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1" calcext:value-type="float">
            <text:p>0.00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31" calcext:value-type="float">
            <text:p>0.0060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1" calcext:value-type="float">
            <text:p>0.006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9" calcext:value-type="float">
            <text:p>0.007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4" calcext:value-type="float">
            <text:p>0.007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" calcext:value-type="float">
            <text:p>0.006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2" calcext:value-type="float">
            <text:p>0.005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" calcext:value-type="float">
            <text:p>0.005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01" calcext:value-type="float">
            <text:p>0.006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62" calcext:value-type="float">
            <text:p>0.008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6" calcext:value-type="float">
            <text:p>0.006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2" calcext:value-type="float">
            <text:p>0.005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8" calcext:value-type="float">
            <text:p>0.007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1" calcext:value-type="float">
            <text:p>0.006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" calcext:value-type="float">
            <text:p>0.00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4" calcext:value-type="float">
            <text:p>0.007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1" calcext:value-type="float">
            <text:p>0.006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4" calcext:value-type="float">
            <text:p>0.006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" calcext:value-type="float">
            <text:p>0.00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1" calcext:value-type="float">
            <text:p>0.0068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1" calcext:value-type="float">
            <text:p>0.007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81" calcext:value-type="float">
            <text:p>0.008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72" calcext:value-type="float">
            <text:p>0.027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92" calcext:value-type="float">
            <text:p>0.02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2" calcext:value-type="float">
            <text:p>0.007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5" calcext:value-type="float">
            <text:p>0.007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6" calcext:value-type="float">
            <text:p>0.007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1" calcext:value-type="float">
            <text:p>0.006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1" calcext:value-type="float">
            <text:p>0.0066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77" calcext:value-type="float">
            <text:p>0.007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8" calcext:value-type="float">
            <text:p>0.006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1" calcext:value-type="float">
            <text:p>0.0066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8" calcext:value-type="float">
            <text:p>0.006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51" calcext:value-type="float">
            <text:p>0.0073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" calcext:value-type="float">
            <text:p>0.00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04" calcext:value-type="float">
            <text:p>0.009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1" calcext:value-type="float">
            <text:p>0.00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7" calcext:value-type="float">
            <text:p>0.007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1" calcext:value-type="float">
            <text:p>0.00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3" calcext:value-type="float">
            <text:p>0.006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1" calcext:value-type="float">
            <text:p>0.005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7" calcext:value-type="float">
            <text:p>0.005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9" calcext:value-type="float">
            <text:p>0.005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426" calcext:value-type="float">
            <text:p>0.024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94" calcext:value-type="float">
            <text:p>0.02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7" calcext:value-type="float">
            <text:p>0.007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81" calcext:value-type="float">
            <text:p>0.00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8" calcext:value-type="float">
            <text:p>0.00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3" calcext:value-type="float">
            <text:p>0.006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2" calcext:value-type="float">
            <text:p>0.008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2" calcext:value-type="float">
            <text:p>0.007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" calcext:value-type="float">
            <text:p>0.00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1" calcext:value-type="float">
            <text:p>0.0058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3" calcext:value-type="float">
            <text:p>0.006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2" calcext:value-type="float">
            <text:p>0.008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6" calcext:value-type="float">
            <text:p>0.006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" calcext:value-type="float">
            <text:p>0.00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551" calcext:value-type="float">
            <text:p>0.009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51" calcext:value-type="float">
            <text:p>0.0072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91" calcext:value-type="float">
            <text:p>0.0083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1" calcext:value-type="float">
            <text:p>0.006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1" calcext:value-type="float">
            <text:p>0.006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71" calcext:value-type="float">
            <text:p>0.0061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1" calcext:value-type="float">
            <text:p>0.005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8" calcext:value-type="float">
            <text:p>0.00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51" calcext:value-type="float">
            <text:p>0.0052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9" calcext:value-type="float">
            <text:p>0.005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2" calcext:value-type="float">
            <text:p>0.007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834" calcext:value-type="float">
            <text:p>0.0283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201" calcext:value-type="float">
            <text:p>0.0232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851" calcext:value-type="float">
            <text:p>0.0278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3" calcext:value-type="float">
            <text:p>0.02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88" calcext:value-type="float">
            <text:p>0.02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08" calcext:value-type="float">
            <text:p>0.027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001" calcext:value-type="float">
            <text:p>0.0230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2321" calcext:value-type="float">
            <text:p>0.0123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8" calcext:value-type="float">
            <text:p>0.006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5" calcext:value-type="float">
            <text:p>0.007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3" calcext:value-type="float">
            <text:p>0.007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05" calcext:value-type="float">
            <text:p>0.009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2" calcext:value-type="float">
            <text:p>0.006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1" calcext:value-type="float">
            <text:p>0.008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21" calcext:value-type="float">
            <text:p>0.0073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06" calcext:value-type="float">
            <text:p>0.022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" calcext:value-type="float">
            <text:p>0.00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68" calcext:value-type="float">
            <text:p>0.007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41" calcext:value-type="float">
            <text:p>0.0080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81" calcext:value-type="float">
            <text:p>0.00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5" calcext:value-type="float">
            <text:p>0.005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3" calcext:value-type="float">
            <text:p>0.007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2" calcext:value-type="float">
            <text:p>0.005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8" calcext:value-type="float">
            <text:p>0.007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2" calcext:value-type="float">
            <text:p>0.006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" calcext:value-type="float">
            <text:p>0.00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4" calcext:value-type="float">
            <text:p>0.005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6" calcext:value-type="float">
            <text:p>0.006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8" calcext:value-type="float">
            <text:p>0.007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51" calcext:value-type="float">
            <text:p>0.0072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1" calcext:value-type="float">
            <text:p>0.00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3" calcext:value-type="float">
            <text:p>0.006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1" calcext:value-type="float">
            <text:p>0.0053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3" calcext:value-type="float">
            <text:p>0.005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2" calcext:value-type="float">
            <text:p>0.007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1" calcext:value-type="float">
            <text:p>0.0068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1" calcext:value-type="float">
            <text:p>0.0059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8" calcext:value-type="float">
            <text:p>0.00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" calcext:value-type="float">
            <text:p>0.005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16" calcext:value-type="float">
            <text:p>0.007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6" calcext:value-type="float">
            <text:p>0.008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4" calcext:value-type="float">
            <text:p>0.006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5" calcext:value-type="float">
            <text:p>0.005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8" calcext:value-type="float">
            <text:p>0.007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5" calcext:value-type="float">
            <text:p>0.005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9" calcext:value-type="float">
            <text:p>0.008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2" calcext:value-type="float">
            <text:p>0.005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9" calcext:value-type="float">
            <text:p>0.007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8" calcext:value-type="float">
            <text:p>0.007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1" calcext:value-type="float">
            <text:p>0.006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" calcext:value-type="float">
            <text:p>0.00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2" calcext:value-type="float">
            <text:p>0.006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1" calcext:value-type="float">
            <text:p>0.005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6" calcext:value-type="float">
            <text:p>0.006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9" calcext:value-type="float">
            <text:p>0.006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9" calcext:value-type="float">
            <text:p>0.007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01" calcext:value-type="float">
            <text:p>0.0055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3" calcext:value-type="float">
            <text:p>0.005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3" calcext:value-type="float">
            <text:p>0.006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6" calcext:value-type="float">
            <text:p>0.007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9" calcext:value-type="float">
            <text:p>0.005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8" calcext:value-type="float">
            <text:p>0.005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3" calcext:value-type="float">
            <text:p>0.006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" calcext:value-type="float">
            <text:p>0.00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" calcext:value-type="float">
            <text:p>0.00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3" calcext:value-type="float">
            <text:p>0.008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2" calcext:value-type="float">
            <text:p>0.006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6" calcext:value-type="float">
            <text:p>0.008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1" calcext:value-type="float">
            <text:p>0.00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6" calcext:value-type="float">
            <text:p>0.008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2" calcext:value-type="float">
            <text:p>0.008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1" calcext:value-type="float">
            <text:p>0.006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31" calcext:value-type="float">
            <text:p>0.0063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7" calcext:value-type="float">
            <text:p>0.005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7" calcext:value-type="float">
            <text:p>0.005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661" calcext:value-type="float">
            <text:p>0.026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88" calcext:value-type="float">
            <text:p>0.022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7" calcext:value-type="float">
            <text:p>0.007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" calcext:value-type="float">
            <text:p>0.00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16" calcext:value-type="float">
            <text:p>0.008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5" calcext:value-type="float">
            <text:p>0.006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1" calcext:value-type="float">
            <text:p>0.00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5" calcext:value-type="float">
            <text:p>0.007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1" calcext:value-type="float">
            <text:p>0.0067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4" calcext:value-type="float">
            <text:p>0.006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4" calcext:value-type="float">
            <text:p>0.006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1" calcext:value-type="float">
            <text:p>0.005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4" calcext:value-type="float">
            <text:p>0.00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9" calcext:value-type="float">
            <text:p>0.007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2" calcext:value-type="float">
            <text:p>0.006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8" calcext:value-type="float">
            <text:p>0.006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1" calcext:value-type="float">
            <text:p>0.006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8" calcext:value-type="float">
            <text:p>0.00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6" calcext:value-type="float">
            <text:p>0.006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2" calcext:value-type="float">
            <text:p>0.006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2" calcext:value-type="float">
            <text:p>0.006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9" calcext:value-type="float">
            <text:p>0.006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" calcext:value-type="float">
            <text:p>0.00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1" calcext:value-type="float">
            <text:p>0.005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1" calcext:value-type="float">
            <text:p>0.0059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68" calcext:value-type="float">
            <text:p>0.021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2" calcext:value-type="float">
            <text:p>0.005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1" calcext:value-type="float">
            <text:p>0.0059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4" calcext:value-type="float">
            <text:p>0.02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1" calcext:value-type="float">
            <text:p>0.006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8" calcext:value-type="float">
            <text:p>0.00848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7" calcext:value-type="float">
            <text:p>0.00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9" calcext:value-type="float">
            <text:p>0.006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" calcext:value-type="float">
            <text:p>0.00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5" calcext:value-type="float">
            <text:p>0.005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1" calcext:value-type="float">
            <text:p>0.00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4" calcext:value-type="float">
            <text:p>0.0053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9" calcext:value-type="float">
            <text:p>0.008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7" calcext:value-type="float">
            <text:p>0.006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7" calcext:value-type="float">
            <text:p>0.006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8" calcext:value-type="float">
            <text:p>0.007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7" calcext:value-type="float">
            <text:p>0.008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" calcext:value-type="float">
            <text:p>0.00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2" calcext:value-type="float">
            <text:p>0.008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4" calcext:value-type="float">
            <text:p>0.0073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8" calcext:value-type="float">
            <text:p>0.006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9" calcext:value-type="float">
            <text:p>0.006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4" calcext:value-type="float">
            <text:p>0.007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1" calcext:value-type="float">
            <text:p>0.00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1" calcext:value-type="float">
            <text:p>0.005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9" calcext:value-type="float">
            <text:p>0.005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7" calcext:value-type="float">
            <text:p>0.005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8" calcext:value-type="float">
            <text:p>0.006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51" calcext:value-type="float">
            <text:p>0.00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8" calcext:value-type="float">
            <text:p>0.006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" calcext:value-type="float">
            <text:p>0.00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1" calcext:value-type="float">
            <text:p>0.0069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2" calcext:value-type="float">
            <text:p>0.007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056" calcext:value-type="float">
            <text:p>0.02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2" calcext:value-type="float">
            <text:p>0.02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83" calcext:value-type="float">
            <text:p>0.009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1" calcext:value-type="float">
            <text:p>0.006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9" calcext:value-type="float">
            <text:p>0.007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1" calcext:value-type="float">
            <text:p>0.00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8" calcext:value-type="float">
            <text:p>0.005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6" calcext:value-type="float">
            <text:p>0.007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5" calcext:value-type="float">
            <text:p>0.008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1" calcext:value-type="float">
            <text:p>0.006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8" calcext:value-type="float">
            <text:p>0.006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11" calcext:value-type="float">
            <text:p>0.0070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32" calcext:value-type="float">
            <text:p>0.021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06" calcext:value-type="float">
            <text:p>0.009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1" calcext:value-type="float">
            <text:p>0.0067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" calcext:value-type="float">
            <text:p>0.00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5" calcext:value-type="float">
            <text:p>0.008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6" calcext:value-type="float">
            <text:p>0.007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1" calcext:value-type="float">
            <text:p>0.006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1" calcext:value-type="float">
            <text:p>0.006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6" calcext:value-type="float">
            <text:p>0.007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7" calcext:value-type="float">
            <text:p>0.005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1" calcext:value-type="float">
            <text:p>0.006181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8" calcext:value-type="float">
            <text:p>0.00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2" calcext:value-type="float">
            <text:p>0.006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2" calcext:value-type="float">
            <text:p>0.006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15" calcext:value-type="float">
            <text:p>0.008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3" calcext:value-type="float">
            <text:p>0.007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32511" calcext:value-type="float">
            <text:p>0.0325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38" calcext:value-type="float">
            <text:p>0.02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6" calcext:value-type="float">
            <text:p>0.006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9" calcext:value-type="float">
            <text:p>0.007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1" calcext:value-type="float">
            <text:p>0.0069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" calcext:value-type="float">
            <text:p>0.006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6" calcext:value-type="float">
            <text:p>0.006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1" calcext:value-type="float">
            <text:p>0.0068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1" calcext:value-type="float">
            <text:p>0.005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561" calcext:value-type="float">
            <text:p>0.023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91" calcext:value-type="float">
            <text:p>0.0062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1" calcext:value-type="float">
            <text:p>0.006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6" calcext:value-type="float">
            <text:p>0.007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7" calcext:value-type="float">
            <text:p>0.008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6" calcext:value-type="float">
            <text:p>0.007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7" calcext:value-type="float">
            <text:p>0.008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1" calcext:value-type="float">
            <text:p>0.007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4" calcext:value-type="float">
            <text:p>0.006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83" calcext:value-type="float">
            <text:p>0.027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49" calcext:value-type="float">
            <text:p>0.02749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2511" calcext:value-type="float">
            <text:p>0.025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856" calcext:value-type="float">
            <text:p>0.028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171" calcext:value-type="float">
            <text:p>0.0251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06" calcext:value-type="float">
            <text:p>0.023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2" calcext:value-type="float">
            <text:p>0.007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3" calcext:value-type="float">
            <text:p>0.006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5" calcext:value-type="float">
            <text:p>0.007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8" calcext:value-type="float">
            <text:p>0.007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1" calcext:value-type="float">
            <text:p>0.007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1" calcext:value-type="float">
            <text:p>0.00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1" calcext:value-type="float">
            <text:p>0.005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3" calcext:value-type="float">
            <text:p>0.005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3" calcext:value-type="float">
            <text:p>0.005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9" calcext:value-type="float">
            <text:p>0.007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1" calcext:value-type="float">
            <text:p>0.006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1" calcext:value-type="float">
            <text:p>0.006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27" calcext:value-type="float">
            <text:p>0.008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01" calcext:value-type="float">
            <text:p>0.006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1" calcext:value-type="float">
            <text:p>0.006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1" calcext:value-type="float">
            <text:p>0.006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1" calcext:value-type="float">
            <text:p>0.0068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1" calcext:value-type="float">
            <text:p>0.0068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07" calcext:value-type="float">
            <text:p>0.008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11" calcext:value-type="float">
            <text:p>0.0070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1" calcext:value-type="float">
            <text:p>0.007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01" calcext:value-type="float">
            <text:p>0.0069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4" calcext:value-type="float">
            <text:p>0.008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4" calcext:value-type="float">
            <text:p>0.008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1" calcext:value-type="float">
            <text:p>0.005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4" calcext:value-type="float">
            <text:p>0.008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1" calcext:value-type="float">
            <text:p>0.008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1" calcext:value-type="float">
            <text:p>0.006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3" calcext:value-type="float">
            <text:p>0.008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01" calcext:value-type="float">
            <text:p>0.0068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9" calcext:value-type="float">
            <text:p>0.008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1" calcext:value-type="float">
            <text:p>0.0068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4" calcext:value-type="float">
            <text:p>0.008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1" calcext:value-type="float">
            <text:p>0.006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4" calcext:value-type="float">
            <text:p>0.008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4" calcext:value-type="float">
            <text:p>0.006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4" calcext:value-type="float">
            <text:p>0.007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6" calcext:value-type="float">
            <text:p>0.006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7" calcext:value-type="float">
            <text:p>0.007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8" calcext:value-type="float">
            <text:p>0.00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4" calcext:value-type="float">
            <text:p>0.007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7" calcext:value-type="float">
            <text:p>0.008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75" calcext:value-type="float">
            <text:p>0.009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8" calcext:value-type="float">
            <text:p>0.007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" calcext:value-type="float">
            <text:p>0.005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1" calcext:value-type="float">
            <text:p>0.006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39891" calcext:value-type="float">
            <text:p>0.0398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38" calcext:value-type="float">
            <text:p>0.027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9" calcext:value-type="float">
            <text:p>0.006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4" calcext:value-type="float">
            <text:p>0.00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" calcext:value-type="float">
            <text:p>0.006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4" calcext:value-type="float">
            <text:p>0.00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2" calcext:value-type="float">
            <text:p>0.005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99" calcext:value-type="float">
            <text:p>0.021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4" calcext:value-type="float">
            <text:p>0.008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1" calcext:value-type="float">
            <text:p>0.0058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1" calcext:value-type="float">
            <text:p>0.00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4" calcext:value-type="float">
            <text:p>0.006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7" calcext:value-type="float">
            <text:p>0.007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01" calcext:value-type="float">
            <text:p>0.0068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6" calcext:value-type="float">
            <text:p>0.008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1" calcext:value-type="float">
            <text:p>0.008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35" calcext:value-type="float">
            <text:p>0.007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2" calcext:value-type="float">
            <text:p>0.006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9" calcext:value-type="float">
            <text:p>0.005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8" calcext:value-type="float">
            <text:p>0.008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3" calcext:value-type="float">
            <text:p>0.007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8" calcext:value-type="float">
            <text:p>0.007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1" calcext:value-type="float">
            <text:p>0.0058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9" calcext:value-type="float">
            <text:p>0.006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3" calcext:value-type="float">
            <text:p>0.006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3" calcext:value-type="float">
            <text:p>0.007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4" calcext:value-type="float">
            <text:p>0.008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1" calcext:value-type="float">
            <text:p>0.00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2" calcext:value-type="float">
            <text:p>0.007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8" calcext:value-type="float">
            <text:p>0.006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7" calcext:value-type="float">
            <text:p>0.005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" calcext:value-type="float">
            <text:p>0.00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3" calcext:value-type="float">
            <text:p>0.005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1078" calcext:value-type="float">
            <text:p>0.010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3" calcext:value-type="float">
            <text:p>0.006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" calcext:value-type="float">
            <text:p>0.006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51" calcext:value-type="float">
            <text:p>0.0054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7" calcext:value-type="float">
            <text:p>0.007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8" calcext:value-type="float">
            <text:p>0.00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3" calcext:value-type="float">
            <text:p>0.007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2" calcext:value-type="float">
            <text:p>0.007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1" calcext:value-type="float">
            <text:p>0.0069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8" calcext:value-type="float">
            <text:p>0.008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1" calcext:value-type="float">
            <text:p>0.0068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4" calcext:value-type="float">
            <text:p>0.008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5" calcext:value-type="float">
            <text:p>0.008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3" calcext:value-type="float">
            <text:p>0.008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77" calcext:value-type="float">
            <text:p>0.008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4" calcext:value-type="float">
            <text:p>0.006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3" calcext:value-type="float">
            <text:p>0.007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6" calcext:value-type="float">
            <text:p>0.008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021" calcext:value-type="float">
            <text:p>0.0250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931" calcext:value-type="float">
            <text:p>0.0259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26" calcext:value-type="float">
            <text:p>0.009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1" calcext:value-type="float">
            <text:p>0.00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2" calcext:value-type="float">
            <text:p>0.007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02" calcext:value-type="float">
            <text:p>0.009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21" calcext:value-type="float">
            <text:p>0.0070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7" calcext:value-type="float">
            <text:p>0.008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1" calcext:value-type="float">
            <text:p>0.006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1" calcext:value-type="float">
            <text:p>0.0068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5" calcext:value-type="float">
            <text:p>0.007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251" calcext:value-type="float">
            <text:p>0.0072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" calcext:value-type="float">
            <text:p>0.00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7" calcext:value-type="float">
            <text:p>0.008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6" calcext:value-type="float">
            <text:p>0.006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74" calcext:value-type="float">
            <text:p>0.009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61" calcext:value-type="float">
            <text:p>0.007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4" calcext:value-type="float">
            <text:p>0.008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1" calcext:value-type="float">
            <text:p>0.0058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4" calcext:value-type="float">
            <text:p>0.008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1" calcext:value-type="float">
            <text:p>0.0069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1" calcext:value-type="float">
            <text:p>0.0067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1" calcext:value-type="float">
            <text:p>0.0068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1" calcext:value-type="float">
            <text:p>0.0069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1" calcext:value-type="float">
            <text:p>0.006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2" calcext:value-type="float">
            <text:p>0.005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1" calcext:value-type="float">
            <text:p>0.0054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4" calcext:value-type="float">
            <text:p>0.0053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99" calcext:value-type="float">
            <text:p>0.02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024" calcext:value-type="float">
            <text:p>0.020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2" calcext:value-type="float">
            <text:p>0.007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8" calcext:value-type="float">
            <text:p>0.007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015" calcext:value-type="float">
            <text:p>0.020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95" calcext:value-type="float">
            <text:p>0.008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71" calcext:value-type="float">
            <text:p>0.0061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5" calcext:value-type="float">
            <text:p>0.005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5" calcext:value-type="float">
            <text:p>0.005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31" calcext:value-type="float">
            <text:p>0.0053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" calcext:value-type="float">
            <text:p>0.006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01" calcext:value-type="float">
            <text:p>0.00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2" calcext:value-type="float">
            <text:p>0.007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1" calcext:value-type="float">
            <text:p>0.0053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9" calcext:value-type="float">
            <text:p>0.006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1" calcext:value-type="float">
            <text:p>0.00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1" calcext:value-type="float">
            <text:p>0.006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2" calcext:value-type="float">
            <text:p>0.007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7" calcext:value-type="float">
            <text:p>0.005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3" calcext:value-type="float">
            <text:p>0.006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7" calcext:value-type="float">
            <text:p>0.007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5" calcext:value-type="float">
            <text:p>0.007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7" calcext:value-type="float">
            <text:p>0.007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3" calcext:value-type="float">
            <text:p>0.02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402" calcext:value-type="float">
            <text:p>0.024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19" calcext:value-type="float">
            <text:p>0.023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81" calcext:value-type="float">
            <text:p>0.023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72" calcext:value-type="float">
            <text:p>0.023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06" calcext:value-type="float">
            <text:p>0.027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8" calcext:value-type="float">
            <text:p>0.02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3" calcext:value-type="float">
            <text:p>0.007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3" calcext:value-type="float">
            <text:p>0.008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24" calcext:value-type="float">
            <text:p>0.008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3" calcext:value-type="float">
            <text:p>0.007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7" calcext:value-type="float">
            <text:p>0.007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2" calcext:value-type="float">
            <text:p>0.008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2" calcext:value-type="float">
            <text:p>0.006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7" calcext:value-type="float">
            <text:p>0.007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01" calcext:value-type="float">
            <text:p>0.006801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82" calcext:value-type="float">
            <text:p>0.009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1" calcext:value-type="float">
            <text:p>0.0068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4" calcext:value-type="float">
            <text:p>0.008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01" calcext:value-type="float">
            <text:p>0.006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25" calcext:value-type="float">
            <text:p>0.009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019" calcext:value-type="float">
            <text:p>0.020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4" calcext:value-type="float">
            <text:p>0.007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" calcext:value-type="float">
            <text:p>0.00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6" calcext:value-type="float">
            <text:p>0.007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201" calcext:value-type="float">
            <text:p>0.0092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01" calcext:value-type="float">
            <text:p>0.0085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1" calcext:value-type="float">
            <text:p>0.006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8" calcext:value-type="float">
            <text:p>0.008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7" calcext:value-type="float">
            <text:p>0.008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24" calcext:value-type="float">
            <text:p>0.008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4" calcext:value-type="float">
            <text:p>0.007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2" calcext:value-type="float">
            <text:p>0.008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1" calcext:value-type="float">
            <text:p>0.0068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11" calcext:value-type="float">
            <text:p>0.0085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1" calcext:value-type="float">
            <text:p>0.006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5" calcext:value-type="float">
            <text:p>0.007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1" calcext:value-type="float">
            <text:p>0.0067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3" calcext:value-type="float">
            <text:p>0.006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1" calcext:value-type="float">
            <text:p>0.0068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001" calcext:value-type="float">
            <text:p>0.0090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13" calcext:value-type="float">
            <text:p>0.022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7" calcext:value-type="float">
            <text:p>0.007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76" calcext:value-type="float">
            <text:p>0.021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9" calcext:value-type="float">
            <text:p>0.008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3" calcext:value-type="float">
            <text:p>0.006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1" calcext:value-type="float">
            <text:p>0.006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3" calcext:value-type="float">
            <text:p>0.006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203" calcext:value-type="float">
            <text:p>0.012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9" calcext:value-type="float">
            <text:p>0.007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1" calcext:value-type="float">
            <text:p>0.006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881" calcext:value-type="float">
            <text:p>0.0098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7" calcext:value-type="float">
            <text:p>0.007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6" calcext:value-type="float">
            <text:p>0.008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1" calcext:value-type="float">
            <text:p>0.0058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961" calcext:value-type="float">
            <text:p>0.029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651" calcext:value-type="float">
            <text:p>0.0266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19" calcext:value-type="float">
            <text:p>0.009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3" calcext:value-type="float">
            <text:p>0.006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174" calcext:value-type="float">
            <text:p>0.011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2" calcext:value-type="float">
            <text:p>0.007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2" calcext:value-type="float">
            <text:p>0.007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1" calcext:value-type="float">
            <text:p>0.0068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11" calcext:value-type="float">
            <text:p>0.0064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7951" calcext:value-type="float">
            <text:p>0.0179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9" calcext:value-type="float">
            <text:p>0.007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43" calcext:value-type="float">
            <text:p>0.009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27" calcext:value-type="float">
            <text:p>0.009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2" calcext:value-type="float">
            <text:p>0.006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4" calcext:value-type="float">
            <text:p>0.006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1" calcext:value-type="float">
            <text:p>0.005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1" calcext:value-type="float">
            <text:p>0.0059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4" calcext:value-type="float">
            <text:p>0.0053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8" calcext:value-type="float">
            <text:p>0.007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9" calcext:value-type="float">
            <text:p>0.007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9" calcext:value-type="float">
            <text:p>0.007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9" calcext:value-type="float">
            <text:p>0.006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3" calcext:value-type="float">
            <text:p>0.008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01" calcext:value-type="float">
            <text:p>0.0068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1" calcext:value-type="float">
            <text:p>0.008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3" calcext:value-type="float">
            <text:p>0.008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7" calcext:value-type="float">
            <text:p>0.006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" calcext:value-type="float">
            <text:p>0.005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1" calcext:value-type="float">
            <text:p>0.0069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1" calcext:value-type="float">
            <text:p>0.007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2" calcext:value-type="float">
            <text:p>0.007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3" calcext:value-type="float">
            <text:p>0.006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1" calcext:value-type="float">
            <text:p>0.006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3" calcext:value-type="float">
            <text:p>0.007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9" calcext:value-type="float">
            <text:p>0.006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83" calcext:value-type="float">
            <text:p>0.007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87" calcext:value-type="float">
            <text:p>0.008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1" calcext:value-type="float">
            <text:p>0.0068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4" calcext:value-type="float">
            <text:p>0.006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6" calcext:value-type="float">
            <text:p>0.008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7" calcext:value-type="float">
            <text:p>0.006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39" calcext:value-type="float">
            <text:p>0.008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1" calcext:value-type="float">
            <text:p>0.00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8" calcext:value-type="float">
            <text:p>0.007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4" calcext:value-type="float">
            <text:p>0.008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8" calcext:value-type="float">
            <text:p>0.006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1" calcext:value-type="float">
            <text:p>0.006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2" calcext:value-type="float">
            <text:p>0.008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1" calcext:value-type="float">
            <text:p>0.006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1" calcext:value-type="float">
            <text:p>0.006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1" calcext:value-type="float">
            <text:p>0.005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1" calcext:value-type="float">
            <text:p>0.0067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4" calcext:value-type="float">
            <text:p>0.007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8" calcext:value-type="float">
            <text:p>0.007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5" calcext:value-type="float">
            <text:p>0.007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9" calcext:value-type="float">
            <text:p>0.00809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891" calcext:value-type="float">
            <text:p>0.0098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099" calcext:value-type="float">
            <text:p>0.010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45" calcext:value-type="float">
            <text:p>0.023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2" calcext:value-type="float">
            <text:p>0.007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" calcext:value-type="float">
            <text:p>0.00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3" calcext:value-type="float">
            <text:p>0.007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1" calcext:value-type="float">
            <text:p>0.0067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1" calcext:value-type="float">
            <text:p>0.006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8" calcext:value-type="float">
            <text:p>0.007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" calcext:value-type="float">
            <text:p>0.00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1" calcext:value-type="float">
            <text:p>0.006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7" calcext:value-type="float">
            <text:p>0.007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9" calcext:value-type="float">
            <text:p>0.006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8" calcext:value-type="float">
            <text:p>0.007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6" calcext:value-type="float">
            <text:p>0.006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1" calcext:value-type="float">
            <text:p>0.0068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11" calcext:value-type="float">
            <text:p>0.006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2" calcext:value-type="float">
            <text:p>0.007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7" calcext:value-type="float">
            <text:p>0.006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9" calcext:value-type="float">
            <text:p>0.006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44" calcext:value-type="float">
            <text:p>0.008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88" calcext:value-type="float">
            <text:p>0.008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4" calcext:value-type="float">
            <text:p>0.006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031" calcext:value-type="float">
            <text:p>0.0260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515" calcext:value-type="float">
            <text:p>0.015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5" calcext:value-type="float">
            <text:p>0.006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3" calcext:value-type="float">
            <text:p>0.008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1" calcext:value-type="float">
            <text:p>0.0067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1" calcext:value-type="float">
            <text:p>0.0067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5" calcext:value-type="float">
            <text:p>0.006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7" calcext:value-type="float">
            <text:p>0.0061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1" calcext:value-type="float">
            <text:p>0.00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1" calcext:value-type="float">
            <text:p>0.005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" calcext:value-type="float">
            <text:p>0.005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6" calcext:value-type="float">
            <text:p>0.005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" calcext:value-type="float">
            <text:p>0.00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6" calcext:value-type="float">
            <text:p>0.006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8" calcext:value-type="float">
            <text:p>0.006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6" calcext:value-type="float">
            <text:p>0.006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5" calcext:value-type="float">
            <text:p>0.007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1" calcext:value-type="float">
            <text:p>0.0056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7" calcext:value-type="float">
            <text:p>0.005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8" calcext:value-type="float">
            <text:p>0.006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3" calcext:value-type="float">
            <text:p>0.007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44711" calcext:value-type="float">
            <text:p>0.044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61" calcext:value-type="float">
            <text:p>0.02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191" calcext:value-type="float">
            <text:p>0.0081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05" calcext:value-type="float">
            <text:p>0.022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9" calcext:value-type="float">
            <text:p>0.00539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04" calcext:value-type="float">
            <text:p>0.007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53" calcext:value-type="float">
            <text:p>0.009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313" calcext:value-type="float">
            <text:p>0.023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44" calcext:value-type="float">
            <text:p>0.022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7701" calcext:value-type="float">
            <text:p>0.027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0831" calcext:value-type="float">
            <text:p>0.0208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8" calcext:value-type="float">
            <text:p>0.02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18" calcext:value-type="float">
            <text:p>0.021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" calcext:value-type="float">
            <text:p>0.00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3" calcext:value-type="float">
            <text:p>0.007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1" calcext:value-type="float">
            <text:p>0.00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" calcext:value-type="float">
            <text:p>0.00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8" calcext:value-type="float">
            <text:p>0.0060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83" calcext:value-type="float">
            <text:p>0.021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6" calcext:value-type="float">
            <text:p>0.007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6" calcext:value-type="float">
            <text:p>0.007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2" calcext:value-type="float">
            <text:p>0.007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3" calcext:value-type="float">
            <text:p>0.007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5" calcext:value-type="float">
            <text:p>0.0073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21" calcext:value-type="float">
            <text:p>0.022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" calcext:value-type="float">
            <text:p>0.00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2" calcext:value-type="float">
            <text:p>0.006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6" calcext:value-type="float">
            <text:p>0.005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1" calcext:value-type="float">
            <text:p>0.005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8" calcext:value-type="float">
            <text:p>0.007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73" calcext:value-type="float">
            <text:p>0.021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81" calcext:value-type="float">
            <text:p>0.008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4" calcext:value-type="float">
            <text:p>0.006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11" calcext:value-type="float">
            <text:p>0.0062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5" calcext:value-type="float">
            <text:p>0.006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6" calcext:value-type="float">
            <text:p>0.006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1" calcext:value-type="float">
            <text:p>0.005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1" calcext:value-type="float">
            <text:p>0.006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1" calcext:value-type="float">
            <text:p>0.00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4" calcext:value-type="float">
            <text:p>0.00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4" calcext:value-type="float">
            <text:p>0.006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2" calcext:value-type="float">
            <text:p>0.006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2" calcext:value-type="float">
            <text:p>0.007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4" calcext:value-type="float">
            <text:p>0.006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91" calcext:value-type="float">
            <text:p>0.00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41" calcext:value-type="float">
            <text:p>0.005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4" calcext:value-type="float">
            <text:p>0.00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3" calcext:value-type="float">
            <text:p>0.007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33" calcext:value-type="float">
            <text:p>0.009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6" calcext:value-type="float">
            <text:p>0.006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" calcext:value-type="float">
            <text:p>0.00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5" calcext:value-type="float">
            <text:p>0.007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5" calcext:value-type="float">
            <text:p>0.006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1" calcext:value-type="float">
            <text:p>0.0068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3" calcext:value-type="float">
            <text:p>0.007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3" calcext:value-type="float">
            <text:p>0.006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21" calcext:value-type="float">
            <text:p>0.0063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9" calcext:value-type="float">
            <text:p>0.007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1" calcext:value-type="float">
            <text:p>0.00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" calcext:value-type="float">
            <text:p>0.00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1" calcext:value-type="float">
            <text:p>0.0060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1" calcext:value-type="float">
            <text:p>0.006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1" calcext:value-type="float">
            <text:p>0.0060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8" calcext:value-type="float">
            <text:p>0.00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" calcext:value-type="float">
            <text:p>0.0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7" calcext:value-type="float">
            <text:p>0.0062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3" calcext:value-type="float">
            <text:p>0.006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1" calcext:value-type="float">
            <text:p>0.007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04" calcext:value-type="float">
            <text:p>0.022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8" calcext:value-type="float">
            <text:p>0.005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5" calcext:value-type="float">
            <text:p>0.007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14" calcext:value-type="float">
            <text:p>0.008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2" calcext:value-type="float">
            <text:p>0.006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4" calcext:value-type="float">
            <text:p>0.007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39" calcext:value-type="float">
            <text:p>0.0083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7" calcext:value-type="float">
            <text:p>0.006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61" calcext:value-type="float">
            <text:p>0.021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1" calcext:value-type="float">
            <text:p>0.00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1" calcext:value-type="float">
            <text:p>0.0058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62" calcext:value-type="float">
            <text:p>0.026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841" calcext:value-type="float">
            <text:p>0.026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3" calcext:value-type="float">
            <text:p>0.007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6" calcext:value-type="float">
            <text:p>0.006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81" calcext:value-type="float">
            <text:p>0.0073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4" calcext:value-type="float">
            <text:p>0.0059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1" calcext:value-type="float">
            <text:p>0.0058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3" calcext:value-type="float">
            <text:p>0.007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" calcext:value-type="float">
            <text:p>0.00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1" calcext:value-type="float">
            <text:p>0.006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7" calcext:value-type="float">
            <text:p>0.007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73" calcext:value-type="float">
            <text:p>0.008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8" calcext:value-type="float">
            <text:p>0.006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" calcext:value-type="float">
            <text:p>0.00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1" calcext:value-type="float">
            <text:p>0.00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2" calcext:value-type="float">
            <text:p>0.006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1" calcext:value-type="float">
            <text:p>0.005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01" calcext:value-type="float">
            <text:p>0.0059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7" calcext:value-type="float">
            <text:p>0.0060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1" calcext:value-type="float">
            <text:p>0.0056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11" calcext:value-type="float">
            <text:p>0.0071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22" calcext:value-type="float">
            <text:p>0.007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6" calcext:value-type="float">
            <text:p>0.006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" calcext:value-type="float">
            <text:p>0.00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1" calcext:value-type="float">
            <text:p>0.00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2" calcext:value-type="float">
            <text:p>0.00552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725" calcext:value-type="float">
            <text:p>0.007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85" calcext:value-type="float">
            <text:p>0.008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2" calcext:value-type="float">
            <text:p>0.005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" calcext:value-type="float">
            <text:p>0.00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3" calcext:value-type="float">
            <text:p>0.007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3" calcext:value-type="float">
            <text:p>0.006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4" calcext:value-type="float">
            <text:p>0.0062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4" calcext:value-type="float">
            <text:p>0.007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5" calcext:value-type="float">
            <text:p>0.007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8" calcext:value-type="float">
            <text:p>0.005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5" calcext:value-type="float">
            <text:p>0.007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4" calcext:value-type="float">
            <text:p>0.007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1" calcext:value-type="float">
            <text:p>0.005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" calcext:value-type="float">
            <text:p>0.005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" calcext:value-type="float">
            <text:p>0.00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8" calcext:value-type="float">
            <text:p>0.007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2" calcext:value-type="float">
            <text:p>0.005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8" calcext:value-type="float">
            <text:p>0.005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" calcext:value-type="float">
            <text:p>0.00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2" calcext:value-type="float">
            <text:p>0.007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01" calcext:value-type="float">
            <text:p>0.0061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2" calcext:value-type="float">
            <text:p>0.007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4" calcext:value-type="float">
            <text:p>0.006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1" calcext:value-type="float">
            <text:p>0.0060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5" calcext:value-type="float">
            <text:p>0.006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3" calcext:value-type="float">
            <text:p>0.006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1" calcext:value-type="float">
            <text:p>0.0056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81" calcext:value-type="float">
            <text:p>0.022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8" calcext:value-type="float">
            <text:p>0.005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2" calcext:value-type="float">
            <text:p>0.006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37" calcext:value-type="float">
            <text:p>0.0073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8" calcext:value-type="float">
            <text:p>0.006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6" calcext:value-type="float">
            <text:p>0.007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81" calcext:value-type="float">
            <text:p>0.0060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2" calcext:value-type="float">
            <text:p>0.0060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42" calcext:value-type="float">
            <text:p>0.0094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8" calcext:value-type="float">
            <text:p>0.006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4" calcext:value-type="float">
            <text:p>0.0060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05" calcext:value-type="float">
            <text:p>0.007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4" calcext:value-type="float">
            <text:p>0.00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1" calcext:value-type="float">
            <text:p>0.00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9" calcext:value-type="float">
            <text:p>0.005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7" calcext:value-type="float">
            <text:p>0.00527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8" calcext:value-type="float">
            <text:p>0.006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489" calcext:value-type="float">
            <text:p>0.014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62" calcext:value-type="float">
            <text:p>0.008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3" calcext:value-type="float">
            <text:p>0.0063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5" calcext:value-type="float">
            <text:p>0.007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1" calcext:value-type="float">
            <text:p>0.005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5" calcext:value-type="float">
            <text:p>0.007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98" calcext:value-type="float">
            <text:p>0.021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3" calcext:value-type="float">
            <text:p>0.005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9" calcext:value-type="float">
            <text:p>0.0060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43" calcext:value-type="float">
            <text:p>0.007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4" calcext:value-type="float">
            <text:p>0.0061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3" calcext:value-type="float">
            <text:p>0.006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43" calcext:value-type="float">
            <text:p>0.022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7" calcext:value-type="float">
            <text:p>0.007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21" calcext:value-type="float">
            <text:p>0.02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3" calcext:value-type="float">
            <text:p>0.005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7" calcext:value-type="float">
            <text:p>0.005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187" calcext:value-type="float">
            <text:p>0.021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71" calcext:value-type="float">
            <text:p>0.0076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3" calcext:value-type="float">
            <text:p>0.006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99" calcext:value-type="float">
            <text:p>0.007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4" calcext:value-type="float">
            <text:p>0.005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6" calcext:value-type="float">
            <text:p>0.0053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6" calcext:value-type="float">
            <text:p>0.006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7" calcext:value-type="float">
            <text:p>0.0068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7" calcext:value-type="float">
            <text:p>0.0056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05" calcext:value-type="float">
            <text:p>0.0060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1" calcext:value-type="float">
            <text:p>0.006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5" calcext:value-type="float">
            <text:p>0.006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5381" calcext:value-type="float">
            <text:p>0.0253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6" calcext:value-type="float">
            <text:p>0.007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9" calcext:value-type="float">
            <text:p>0.0062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7" calcext:value-type="float">
            <text:p>0.005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493" calcext:value-type="float">
            <text:p>0.0249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76" calcext:value-type="float">
            <text:p>0.008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1" calcext:value-type="float">
            <text:p>0.007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611" calcext:value-type="float">
            <text:p>0.0076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2" calcext:value-type="float">
            <text:p>0.005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51" calcext:value-type="float">
            <text:p>0.00625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55" calcext:value-type="float">
            <text:p>0.007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2" calcext:value-type="float">
            <text:p>0.0057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913" calcext:value-type="float">
            <text:p>0.0091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2" calcext:value-type="float">
            <text:p>0.0062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8" calcext:value-type="float">
            <text:p>0.0071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2" calcext:value-type="float">
            <text:p>0.006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8" calcext:value-type="float">
            <text:p>0.0054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28" calcext:value-type="float">
            <text:p>0.005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5" calcext:value-type="float">
            <text:p>0.005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2" calcext:value-type="float">
            <text:p>0.005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 table:number-columns-repeated="16375"/>
        </table:table-row>
        <table:table-row table:style-name="ro1">
          <table:table-cell/>
          <table:table-cell office:value-type="float" office:value="0.00886" calcext:value-type="float">
            <text:p>0.008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71" calcext:value-type="float">
            <text:p>0.0063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84" calcext:value-type="float">
            <text:p>0.0078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5" calcext:value-type="float">
            <text:p>0.005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15" calcext:value-type="float">
            <text:p>0.007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8" calcext:value-type="float">
            <text:p>0.0068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7" calcext:value-type="float">
            <text:p>0.00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4" calcext:value-type="float">
            <text:p>0.0067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57" calcext:value-type="float">
            <text:p>0.008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8" calcext:value-type="float">
            <text:p>0.005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9" calcext:value-type="float">
            <text:p>0.0067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3" calcext:value-type="float">
            <text:p>0.006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6" calcext:value-type="float">
            <text:p>0.006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9" calcext:value-type="float">
            <text:p>0.0058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41" calcext:value-type="float">
            <text:p>0.00774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91" calcext:value-type="float">
            <text:p>0.0065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6" calcext:value-type="float">
            <text:p>0.005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801" calcext:value-type="float">
            <text:p>0.008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6" calcext:value-type="float">
            <text:p>0.0054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47" calcext:value-type="float">
            <text:p>0.006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" calcext:value-type="float">
            <text:p>0.0056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1" calcext:value-type="float">
            <text:p>0.0069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5" calcext:value-type="float">
            <text:p>0.006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81" calcext:value-type="float">
            <text:p>0.006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1" calcext:value-type="float">
            <text:p>0.006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2" calcext:value-type="float">
            <text:p>0.0055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9" calcext:value-type="float">
            <text:p>0.005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01" calcext:value-type="float">
            <text:p>0.0057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9" calcext:value-type="float">
            <text:p>0.005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8" calcext:value-type="float">
            <text:p>0.006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69" calcext:value-type="float">
            <text:p>0.0066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78" calcext:value-type="float">
            <text:p>0.006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2677" calcext:value-type="float">
            <text:p>0.0267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238" calcext:value-type="float">
            <text:p>0.0123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92" calcext:value-type="float">
            <text:p>0.006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" calcext:value-type="float">
            <text:p>0.005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1743" calcext:value-type="float">
            <text:p>0.017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2" calcext:value-type="float">
            <text:p>0.0058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" calcext:value-type="float">
            <text:p>0.00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34" calcext:value-type="float">
            <text:p>0.0063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7" calcext:value-type="float">
            <text:p>0.005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9" calcext:value-type="float">
            <text:p>0.005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5" calcext:value-type="float">
            <text:p>0.005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3" calcext:value-type="float">
            <text:p>0.0057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9" calcext:value-type="float">
            <text:p>0.0054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5" calcext:value-type="float">
            <text:p>0.005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9" calcext:value-type="float">
            <text:p>0.0061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32" calcext:value-type="float">
            <text:p>0.0053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4" calcext:value-type="float">
            <text:p>0.0054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" calcext:value-type="float">
            <text:p>0.00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71" calcext:value-type="float">
            <text:p>0.0061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1" calcext:value-type="float">
            <text:p>0.00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1" calcext:value-type="float">
            <text:p>0.00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6" calcext:value-type="float">
            <text:p>0.005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" calcext:value-type="float">
            <text:p>0.00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8" calcext:value-type="float">
            <text:p>0.005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3" calcext:value-type="float">
            <text:p>0.005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53" calcext:value-type="float">
            <text:p>0.0055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5" calcext:value-type="float">
            <text:p>0.005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" calcext:value-type="float">
            <text:p>0.005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3" calcext:value-type="float">
            <text:p>0.0054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57" calcext:value-type="float">
            <text:p>0.006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7" calcext:value-type="float">
            <text:p>0.005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626" calcext:value-type="float">
            <text:p>0.0062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2" calcext:value-type="float">
            <text:p>0.005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6" calcext:value-type="float">
            <text:p>0.0056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47" calcext:value-type="float">
            <text:p>0.005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1" calcext:value-type="float">
            <text:p>0.0056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" calcext:value-type="float">
            <text:p>0.005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21" calcext:value-type="float">
            <text:p>0.00562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81" calcext:value-type="float">
            <text:p>0.0058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598" calcext:value-type="float">
            <text:p>0.0059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.00773" calcext:value-type="float">
            <text:p>0.00773</text:p>
          </table:table-cell>
          <table:table-cell table:number-columns-repeated="16373"/>
        </table:table-row>
        <table:table-row table:style-name="ro1" table:number-rows-repeated="1043522">
          <table:table-cell table:number-columns-repeated="16375"/>
        </table:table-row>
        <table:table-row table:style-name="ro1">
          <table:table-cell table:number-columns-repeated="16375"/>
        </table:table-row>
      </table:table>
      <table:table table:name="time_b4096" table:style-name="ta1">
        <table:table-column table:style-name="co2" table:default-cell-style-name="ce3"/>
        <table:table-column table:style-name="co1" table:number-columns-repeated="11" table:default-cell-style-name="Default"/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03])" office:value-type="float" office:value="0.00639777" calcext:value-type="float">
            <text:p>0.00639777</text:p>
          </table:table-cell>
          <table:table-cell table:formula="of:=AVERAGE([.C4:.C103])" office:value-type="float" office:value="0.00663947" calcext:value-type="float">
            <text:p>0.00663947</text:p>
          </table:table-cell>
          <table:table-cell table:formula="of:=AVERAGE([.D4:.D103])" office:value-type="float" office:value="0.00630745" calcext:value-type="float">
            <text:p>0.00630745</text:p>
          </table:table-cell>
          <table:table-cell table:formula="of:=AVERAGE([.E4:.E103])" office:value-type="float" office:value="0.00835608" calcext:value-type="float">
            <text:p>0.00835608</text:p>
          </table:table-cell>
          <table:table-cell table:formula="of:=AVERAGE([.F4:.F103])" office:value-type="float" office:value="0.00685225" calcext:value-type="float">
            <text:p>0.00685225</text:p>
          </table:table-cell>
          <table:table-cell table:formula="of:=AVERAGE([.G4:.G103])" office:value-type="float" office:value="0.00668676" calcext:value-type="float">
            <text:p>0.00668676</text:p>
          </table:table-cell>
          <table:table-cell table:formula="of:=AVERAGE([.H4:.H103])" office:value-type="float" office:value="0.00674577" calcext:value-type="float">
            <text:p>0.00674577</text:p>
          </table:table-cell>
          <table:table-cell table:formula="of:=AVERAGE([.I4:.I103])" office:value-type="float" office:value="0.00648726" calcext:value-type="float">
            <text:p>0.00648726</text:p>
          </table:table-cell>
          <table:table-cell table:formula="of:=AVERAGE([.J4:.J103])" office:value-type="float" office:value="0.00646617" calcext:value-type="float">
            <text:p>0.00646617</text:p>
          </table:table-cell>
          <table:table-cell table:formula="of:=AVERAGE([.K4:.K103])" office:value-type="float" office:value="0.00738605" calcext:value-type="float">
            <text:p>0.00738605</text:p>
          </table:table-cell>
          <table:table-cell table:style-name="ce3"/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4:.B103])" office:value-type="float" office:value="0.000771529307167383" calcext:value-type="float">
            <text:p>0.000771529307167383</text:p>
          </table:table-cell>
          <table:table-cell table:formula="of:=STDEV([.C4:.C103])" office:value-type="float" office:value="0.00221206763488668" calcext:value-type="float">
            <text:p>0.00221206763488668</text:p>
          </table:table-cell>
          <table:table-cell table:formula="of:=STDEV([.D4:.D103])" office:value-type="float" office:value="0.000490152880191064" calcext:value-type="float">
            <text:p>0.000490152880191064</text:p>
          </table:table-cell>
          <table:table-cell table:formula="of:=STDEV([.E4:.E103])" office:value-type="float" office:value="0.00645242565880648" calcext:value-type="float">
            <text:p>0.00645242565880648</text:p>
          </table:table-cell>
          <table:table-cell table:formula="of:=STDEV([.F4:.F103])" office:value-type="float" office:value="0.00311823891431809" calcext:value-type="float">
            <text:p>0.00311823891431809</text:p>
          </table:table-cell>
          <table:table-cell table:formula="of:=STDEV([.G4:.G103])" office:value-type="float" office:value="0.000957040451948959" calcext:value-type="float">
            <text:p>0.000957040451948959</text:p>
          </table:table-cell>
          <table:table-cell table:formula="of:=STDEV([.H4:.H103])" office:value-type="float" office:value="0.000791968253304654" calcext:value-type="float">
            <text:p>0.000791968253304654</text:p>
          </table:table-cell>
          <table:table-cell table:formula="of:=STDEV([.I4:.I103])" office:value-type="float" office:value="0.000817380363716856" calcext:value-type="float">
            <text:p>0.000817380363716856</text:p>
          </table:table-cell>
          <table:table-cell table:formula="of:=STDEV([.J4:.J103])" office:value-type="float" office:value="0.000717144027840062" calcext:value-type="float">
            <text:p>0.000717144027840062</text:p>
          </table:table-cell>
          <table:table-cell table:formula="of:=STDEV([.K4:.K103])" office:value-type="float" office:value="0.00378820807929293" calcext:value-type="float">
            <text:p>0.00378820807929293</text:p>
          </table:table-cell>
          <table:table-cell/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9361" calcext:value-type="float">
            <text:p>0.009361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0.0103" calcext:value-type="float">
            <text:p>0.01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786" calcext:value-type="float">
            <text:p>0.0078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76" calcext:value-type="float">
            <text:p>0.00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669" calcext:value-type="float">
            <text:p>0.006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575" calcext:value-type="float">
            <text:p>0.005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531" calcext:value-type="float">
            <text:p>0.006531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63" calcext:value-type="float">
            <text:p>0.005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571" calcext:value-type="float">
            <text:p>0.005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6801" calcext:value-type="float">
            <text:p>0.0068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82" calcext:value-type="float">
            <text:p>0.0068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677" calcext:value-type="float">
            <text:p>0.00677</text:p>
          </table:table-cell>
          <table:table-cell table:number-columns-repeated="2" office:value-type="float" office:value="0.00663" calcext:value-type="float">
            <text:p>0.00663</text:p>
          </table:table-cell>
          <table:table-cell office:value-type="float" office:value="0.00573" calcext:value-type="float">
            <text:p>0.005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71" calcext:value-type="float">
            <text:p>0.0067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674" calcext:value-type="float">
            <text:p>0.006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21" calcext:value-type="float">
            <text:p>0.006521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2936" calcext:value-type="float">
            <text:p>0.02936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68" calcext:value-type="float">
            <text:p>0.0066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6511" calcext:value-type="float">
            <text:p>0.00651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75" calcext:value-type="float">
            <text:p>0.006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701" calcext:value-type="float">
            <text:p>0.006701</text:p>
          </table:table-cell>
          <table:table-cell office:value-type="float" office:value="0.00672" calcext:value-type="float">
            <text:p>0.006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8501" calcext:value-type="float">
            <text:p>0.008501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0.00675" calcext:value-type="float">
            <text:p>0.006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471" calcext:value-type="float">
            <text:p>0.006471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571" calcext:value-type="float">
            <text:p>0.0057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564" calcext:value-type="float">
            <text:p>0.0056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6521" calcext:value-type="float">
            <text:p>0.006521</text:p>
          </table:table-cell>
          <table:table-cell office:value-type="float" office:value="0.006561" calcext:value-type="float">
            <text:p>0.0065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67" calcext:value-type="float">
            <text:p>0.006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631" calcext:value-type="float">
            <text:p>0.00663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7641" calcext:value-type="float">
            <text:p>0.007641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675" calcext:value-type="float">
            <text:p>0.006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5411" calcext:value-type="float">
            <text:p>0.00541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73" calcext:value-type="float">
            <text:p>0.0057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674" calcext:value-type="float">
            <text:p>0.006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2924" calcext:value-type="float">
            <text:p>0.02924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671" calcext:value-type="float">
            <text:p>0.0067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29" calcext:value-type="float">
            <text:p>0.00729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3" calcext:value-type="float">
            <text:p>0.0067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25841" calcext:value-type="float">
            <text:p>0.025841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668" calcext:value-type="float">
            <text:p>0.006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2171" calcext:value-type="float">
            <text:p>0.02171</text:p>
          </table:table-cell>
          <table:table-cell table:number-columns-repeated="2" office:value-type="float" office:value="0.00672" calcext:value-type="float">
            <text:p>0.0067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68" calcext:value-type="float">
            <text:p>0.0066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61" calcext:value-type="float">
            <text:p>0.0066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6631" calcext:value-type="float">
            <text:p>0.006631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0.006701" calcext:value-type="float">
            <text:p>0.006701</text:p>
          </table:table-cell>
          <table:table-cell office:value-type="float" office:value="0.00579" calcext:value-type="float">
            <text:p>0.005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712" calcext:value-type="float">
            <text:p>0.0071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2058" calcext:value-type="float">
            <text:p>0.02058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74" calcext:value-type="float">
            <text:p>0.005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82" calcext:value-type="float">
            <text:p>0.0068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4191" calcext:value-type="float">
            <text:p>0.04191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67" calcext:value-type="float">
            <text:p>0.0066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21691" calcext:value-type="float">
            <text:p>0.021691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595" calcext:value-type="float">
            <text:p>0.00595</text:p>
          </table:table-cell>
          <table:table-cell table:number-columns-repeated="2"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251" calcext:value-type="float">
            <text:p>0.006251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005761" calcext:value-type="float">
            <text:p>0.005761</text:p>
          </table:table-cell>
          <table:table-cell office:value-type="float" office:value="0.00684" calcext:value-type="float">
            <text:p>0.0068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65" calcext:value-type="float">
            <text:p>0.006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852" calcext:value-type="float">
            <text:p>0.008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609" calcext:value-type="float">
            <text:p>0.0160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1065" calcext:value-type="float">
            <text:p>0.0106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0599" calcext:value-type="float">
            <text:p>0.0059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29" calcext:value-type="float">
            <text:p>0.00729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991" calcext:value-type="float">
            <text:p>0.0199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648" calcext:value-type="float">
            <text:p>0.00648</text:p>
          </table:table-cell>
          <table:table-cell table:number-columns-repeated="2" office:value-type="float" office:value="0.0065" calcext:value-type="float">
            <text:p>0.006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801" calcext:value-type="float">
            <text:p>0.006801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741" calcext:value-type="float">
            <text:p>0.006741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606" calcext:value-type="float">
            <text:p>0.006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721" calcext:value-type="float">
            <text:p>0.006721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576" calcext:value-type="float">
            <text:p>0.0057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756" calcext:value-type="float">
            <text:p>0.0075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641" calcext:value-type="float">
            <text:p>0.00664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9" calcext:value-type="float">
            <text:p>0.006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76" calcext:value-type="float">
            <text:p>0.0067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65" calcext:value-type="float">
            <text:p>0.0056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69" calcext:value-type="float">
            <text:p>0.006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575" calcext:value-type="float">
            <text:p>0.00575</text:p>
          </table:table-cell>
          <table:table-cell table:number-columns-repeated="2" office:value-type="float" office:value="0.00672" calcext:value-type="float">
            <text:p>0.00672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0675" calcext:value-type="float">
            <text:p>0.0067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731" calcext:value-type="float">
            <text:p>0.00573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69" calcext:value-type="float">
            <text:p>0.0066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5561" calcext:value-type="float">
            <text:p>0.005561</text:p>
          </table:table-cell>
          <table:table-cell office:value-type="float" office:value="0.006631" calcext:value-type="float">
            <text:p>0.006631</text:p>
          </table:table-cell>
          <table:table-cell office:value-type="float" office:value="0.005671" calcext:value-type="float">
            <text:p>0.005671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6651" calcext:value-type="float">
            <text:p>0.00665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573" calcext:value-type="float">
            <text:p>0.0057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651" calcext:value-type="float">
            <text:p>0.00651</text:p>
          </table:table-cell>
          <table:table-cell table:number-columns-repeated="2" office:value-type="float" office:value="0.0066" calcext:value-type="float">
            <text:p>0.0066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13" calcext:value-type="float">
            <text:p>0.00613</text:p>
          </table:table-cell>
          <table:table-cell table:number-columns-repeated="2" office:value-type="float" office:value="0.00664" calcext:value-type="float">
            <text:p>0.00664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74" calcext:value-type="float">
            <text:p>0.0067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0673" calcext:value-type="float">
            <text:p>0.0067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54" calcext:value-type="float">
            <text:p>0.0054</text:p>
          </table:table-cell>
          <table:table-cell table:number-columns-repeated="2" office:value-type="float" office:value="0.00553" calcext:value-type="float">
            <text:p>0.0055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71" calcext:value-type="float">
            <text:p>0.0067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78" calcext:value-type="float">
            <text:p>0.0067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563" calcext:value-type="float">
            <text:p>0.0056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0.00674" calcext:value-type="float">
            <text:p>0.00674</text:p>
          </table:table-cell>
          <table:table-cell table:number-columns-repeated="2" office:value-type="float" office:value="0.00666" calcext:value-type="float">
            <text:p>0.00666</text:p>
          </table:table-cell>
          <table:table-cell office:value-type="float" office:value="0.00567" calcext:value-type="float">
            <text:p>0.005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11" calcext:value-type="float">
            <text:p>0.005611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672" calcext:value-type="float">
            <text:p>0.0067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62" calcext:value-type="float">
            <text:p>0.006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441" calcext:value-type="float">
            <text:p>0.00544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0672" calcext:value-type="float">
            <text:p>0.00672</text:p>
          </table:table-cell>
          <table:table-cell table:number-columns-repeated="2" office:value-type="float" office:value="0.0066" calcext:value-type="float">
            <text:p>0.0066</text:p>
          </table:table-cell>
          <table:table-cell office:value-type="float" office:value="0.00669" calcext:value-type="float">
            <text:p>0.006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00648" calcext:value-type="float">
            <text:p>0.00648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5961" calcext:value-type="float">
            <text:p>0.005961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77" calcext:value-type="float">
            <text:p>0.0067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191" calcext:value-type="float">
            <text:p>0.006191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591" calcext:value-type="float">
            <text:p>0.0059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593" calcext:value-type="float">
            <text:p>0.0059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572" calcext:value-type="float">
            <text:p>0.0057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741" calcext:value-type="float">
            <text:p>0.006741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481" calcext:value-type="float">
            <text:p>0.006481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5581" calcext:value-type="float">
            <text:p>0.00558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673" calcext:value-type="float">
            <text:p>0.0067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673" calcext:value-type="float">
            <text:p>0.0067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031" calcext:value-type="float">
            <text:p>0.006031</text:p>
          </table:table-cell>
          <table:table-cell office:value-type="float" office:value="0.00675" calcext:value-type="float">
            <text:p>0.0067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67" calcext:value-type="float">
            <text:p>0.0056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4" calcext:value-type="float">
            <text:p>0.0066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839" calcext:value-type="float">
            <text:p>0.00839</text:p>
          </table:table-cell>
          <table:table-cell table:number-columns-repeated="2" office:value-type="float" office:value="0.00672" calcext:value-type="float">
            <text:p>0.00672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71" calcext:value-type="float">
            <text:p>0.0067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61" calcext:value-type="float">
            <text:p>0.0066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059" calcext:value-type="float">
            <text:p>0.005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556" calcext:value-type="float">
            <text:p>0.0055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761" calcext:value-type="float">
            <text:p>0.00676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61" calcext:value-type="float">
            <text:p>0.0066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729" calcext:value-type="float">
            <text:p>0.00729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513" calcext:value-type="float">
            <text:p>0.00513</text:p>
          </table:table-cell>
          <table:table-cell table:number-columns-repeated="2" office:value-type="float" office:value="0.00651" calcext:value-type="float">
            <text:p>0.0065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2725" calcext:value-type="float">
            <text:p>0.0272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2621" calcext:value-type="float">
            <text:p>0.0262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251" calcext:value-type="float">
            <text:p>0.02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697" calcext:value-type="float">
            <text:p>0.0069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21631" calcext:value-type="float">
            <text:p>0.021631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825" calcext:value-type="float">
            <text:p>0.0082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8421" calcext:value-type="float">
            <text:p>0.00842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591" calcext:value-type="float">
            <text:p>0.0059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578" calcext:value-type="float">
            <text:p>0.0057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744" calcext:value-type="float">
            <text:p>0.0074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06521" calcext:value-type="float">
            <text:p>0.0065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7151" calcext:value-type="float">
            <text:p>0.00715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671" calcext:value-type="float">
            <text:p>0.0067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0.00679" calcext:value-type="float">
            <text:p>0.0067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586" calcext:value-type="float">
            <text:p>0.0058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58" calcext:value-type="float">
            <text:p>0.00658</text:p>
          </table:table-cell>
          <table:table-cell table:number-columns-repeated="2" office:value-type="float" office:value="0.00653" calcext:value-type="float">
            <text:p>0.0065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565" calcext:value-type="float">
            <text:p>0.005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585" calcext:value-type="float">
            <text:p>0.0058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5671" calcext:value-type="float">
            <text:p>0.00567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48" calcext:value-type="float">
            <text:p>0.0064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8" calcext:value-type="float">
            <text:p>0.0067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676" calcext:value-type="float">
            <text:p>0.006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672" calcext:value-type="float">
            <text:p>0.00672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 table:number-rows-repeated="10484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 style:data-style-name="N2" text:time-value="10:09:19.934656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0T10:45:26.181233466</dc:date>
    <meta:editing-duration>PT44M59S</meta:editing-duration>
    <meta:editing-cycles>109</meta:editing-cycles>
    <meta:generator>LibreOffice/24.2.7.2$Linux_X86_64 LibreOffice_project/420$Build-2</meta:generator>
    <meta:document-statistic meta:table-count="3" meta:cell-count="632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6.104cm" svg:y="0.316cm" chart:style-name="ch2">
          <text:p>Average vs Image</text:p>
        </chart:title>
        <chart:legend chart:legend-position="end" svg:x="12.89cm" svg:y="3.952cm" style:legend-expansion="high" chart:style-name="ch3"/>
        <chart:plot-area chart:style-name="ch4" table:cell-range-address="Summary.A2:Summary.L2 Summary.A4:Summary.L4" chart:data-source-has-labels="column" svg:x="1.331cm" svg:y="1.275cm" svg:width="11.239cm" svg:height="6.564cm">
          <chart:coordinate-region svg:x="2.429cm" svg:y="1.474cm" svg:width="10.141cm" svg:height="5.718cm"/>
          <chart:axis chart:dimension="x" chart:name="primary-x" chart:style-name="ch5">
            <chart:title svg:x="6.324cm" svg:y="8.019cm" chart:style-name="ch6">
              <text:p>Image #</text:p>
            </chart:title>
          </chart:axis>
          <chart:axis chart:dimension="y" chart:name="primary-y" chart:style-name="ch7">
            <chart:title svg:x="0.451cm" svg:y="5.196cm" chart:style-name="ch8">
              <text:p>Average</text:p>
            </chart:title>
            <chart:grid chart:style-name="ch9" chart:class="major"/>
          </chart:axis>
          <chart:series chart:style-name="ch10" chart:values-cell-range-address="Summary.C2:Summary.L2" chart:label-cell-address="Summary.A2:Summary.B2" chart:class="chart:bar">
            <chart:data-point chart:repeated="10"/>
          </chart:series>
          <chart:series chart:style-name="ch11" chart:values-cell-range-address="Summary.C4:Summary.L4" chart:label-cell-address="Summary.A4:Summary.B4" chart:class="chart:bar">
            <chart:data-point chart:repeated="10"/>
          </chart:series>
          <chart:wall chart:style-name="ch12"/>
          <chart:floor chart:style-name="ch13"/>
        </chart:plot-area>
        <draw:frame draw:style-name="gr1" draw:text-style-name="P1" svg:width="1cm" svg:height="1cm" svg:x="0cm" svg:y="0cm">
          <draw:image xlink:href="Pictures/2000000600003E8100002329E808723B.svm" xlink:type="simple" xlink:show="embed" xlink:actuate="onLoad" draw:mime-type="image/x-svm">
            <text:p/>
          </draw:image>
          <draw:image xlink:href="Pictures/100000010000025E0000015568D9D85D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1600 Average</text:p>
                <text:list>
                  <text:list-item>
                    <text:p>B1600</text:p>
                  </text:list-item>
                  <text:list-item>
                    <text:p>Average</text:p>
                  </text:list-item>
                </text:list>
                <draw:g>
                  <svg:desc>Summary.A2:Summary.B2</svg:desc>
                </draw:g>
              </table:table-cell>
              <table:table-cell office:value-type="float" office:value="0.00632117">
                <text:p>0.00632117</text:p>
                <draw:g>
                  <svg:desc>Summary.C2:Summary.L2</svg:desc>
                </draw:g>
              </table:table-cell>
              <table:table-cell office:value-type="float" office:value="0.00681935">
                <text:p>0.00681935</text:p>
              </table:table-cell>
              <table:table-cell office:value-type="float" office:value="0.00644986">
                <text:p>0.00644986</text:p>
              </table:table-cell>
              <table:table-cell office:value-type="float" office:value="0.00686343">
                <text:p>0.00686343</text:p>
              </table:table-cell>
              <table:table-cell office:value-type="float" office:value="0.00852396">
                <text:p>0.00852396</text:p>
              </table:table-cell>
              <table:table-cell office:value-type="float" office:value="0.00718016">
                <text:p>0.00718016</text:p>
              </table:table-cell>
              <table:table-cell office:value-type="float" office:value="0.00663947">
                <text:p>0.00663947</text:p>
              </table:table-cell>
              <table:table-cell office:value-type="float" office:value="0.00667995">
                <text:p>0.00667995</text:p>
              </table:table-cell>
              <table:table-cell office:value-type="float" office:value="0.00667507">
                <text:p>0.00667507</text:p>
              </table:table-cell>
              <table:table-cell office:value-type="float" office:value="0.00723215">
                <text:p>0.00723215</text:p>
              </table:table-cell>
            </table:table-row>
            <table:table-row>
              <table:table-cell office:value-type="string">
                <text:p>B4096 Average</text:p>
                <text:list>
                  <text:list-item>
                    <text:p>B4096</text:p>
                  </text:list-item>
                  <text:list-item>
                    <text:p>Average</text:p>
                  </text:list-item>
                </text:list>
                <draw:g>
                  <svg:desc>Summary.A4:Summary.B4</svg:desc>
                </draw:g>
              </table:table-cell>
              <table:table-cell office:value-type="float" office:value="0.00639777">
                <text:p>0.00639777</text:p>
                <draw:g>
                  <svg:desc>Summary.C4:Summary.L4</svg:desc>
                </draw:g>
              </table:table-cell>
              <table:table-cell office:value-type="float" office:value="0.00663947">
                <text:p>0.00663947</text:p>
              </table:table-cell>
              <table:table-cell office:value-type="float" office:value="0.00630745">
                <text:p>0.00630745</text:p>
              </table:table-cell>
              <table:table-cell office:value-type="float" office:value="0.00835608">
                <text:p>0.00835608</text:p>
              </table:table-cell>
              <table:table-cell office:value-type="float" office:value="0.00685225">
                <text:p>0.00685225</text:p>
              </table:table-cell>
              <table:table-cell office:value-type="float" office:value="0.00668676">
                <text:p>0.00668676</text:p>
              </table:table-cell>
              <table:table-cell office:value-type="float" office:value="0.00674577">
                <text:p>0.00674577</text:p>
              </table:table-cell>
              <table:table-cell office:value-type="float" office:value="0.00648726">
                <text:p>0.00648726</text:p>
              </table:table-cell>
              <table:table-cell office:value-type="float" office:value="0.00646617">
                <text:p>0.00646617</text:p>
              </table:table-cell>
              <table:table-cell office:value-type="float" office:value="0.00738605">
                <text:p>0.00738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5.033cm" svg:y="0.316cm" chart:style-name="ch2">
          <text:p>Standard Deviation vs Image</text:p>
        </chart:title>
        <chart:legend chart:legend-position="end" svg:x="12.943cm" svg:y="3.952cm" style:legend-expansion="high" chart:style-name="ch3"/>
        <chart:plot-area chart:style-name="ch4" table:cell-range-address="Summary.A2:Summary.A2 Summary.B3:Summary.L3 Summary.A4:Summary.A4 Summary.B5:Summary.L5" chart:data-source-has-labels="row" svg:x="1.331cm" svg:y="1.275cm" svg:width="11.292cm" svg:height="6.564cm">
          <chart:coordinate-region svg:x="2.429cm" svg:y="1.474cm" svg:width="10.194cm" svg:height="5.718cm"/>
          <chart:axis chart:dimension="x" chart:name="primary-x" chart:style-name="ch5">
            <chart:title svg:x="6.351cm" svg:y="8.019cm" chart:style-name="ch6">
              <text:p>Image #</text:p>
            </chart:title>
          </chart:axis>
          <chart:axis chart:dimension="y" chart:name="primary-y" chart:style-name="ch7">
            <chart:title svg:x="0.451cm" svg:y="5.17cm" chart:style-name="ch8">
              <text:p>Std Dev</text:p>
            </chart:title>
            <chart:grid chart:style-name="ch9" chart:class="major"/>
          </chart:axis>
          <chart:series chart:style-name="ch10" chart:values-cell-range-address="Summary.C3:Summary.L3" chart:label-cell-address="Summary.A2:Summary.A2 Summary.B3:Summary.B3" chart:class="chart:bar">
            <chart:data-point chart:repeated="10"/>
          </chart:series>
          <chart:series chart:style-name="ch11" chart:values-cell-range-address="Summary.C5:Summary.L5" chart:label-cell-address="Summary.A4:Summary.A4 Summary.B5:Summary.B5" chart:class="chart:bar">
            <chart:data-point chart:repeated="10"/>
          </chart:series>
          <chart:wall chart:style-name="ch12"/>
          <chart:floor chart:style-name="ch13"/>
        </chart:plot-area>
        <draw:frame draw:style-name="gr1" draw:text-style-name="P1" svg:width="1cm" svg:height="1cm" svg:x="0cm" svg:y="0.196cm">
          <draw:image xlink:href="Pictures/2000000600003E8100002329E808723B.svm" xlink:type="simple" xlink:show="embed" xlink:actuate="onLoad" draw:mime-type="image/x-svm">
            <text:p/>
          </draw:image>
          <draw:image xlink:href="Pictures/100000010000025E0000015568D9D85D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600 Std Dev</text:p>
                <text:list>
                  <text:list-item>
                    <text:p>B1600</text:p>
                  </text:list-item>
                  <text:list-item>
                    <text:p>Std Dev</text:p>
                  </text:list-item>
                </text:list>
                <draw:g>
                  <svg:desc>Summary.A2:Summary.A2 Summary.B3:Summary.B3</svg:desc>
                </draw:g>
              </table:table-cell>
              <table:table-cell office:value-type="string">
                <text:p>B4096 Std Dev</text:p>
                <text:list>
                  <text:list-item>
                    <text:p>B4096</text:p>
                  </text:list-item>
                  <text:list-item>
                    <text:p>Std Dev</text:p>
                  </text:list-item>
                </text:list>
                <draw:g>
                  <svg:desc>Summary.A4:Summary.A4 Summary.B5:Summary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73339612422669">
                <text:p>0.000973339612422669</text:p>
                <draw:g>
                  <svg:desc>Summary.C3:Summary.L3</svg:desc>
                </draw:g>
              </table:table-cell>
              <table:table-cell office:value-type="float" office:value="0.000771529307167383">
                <text:p>0.000771529307167383</text:p>
                <draw:g>
                  <svg:desc>Summary.C5:Summary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5965717158456">
                <text:p>0.00325965717158456</text:p>
              </table:table-cell>
              <table:table-cell office:value-type="float" office:value="0.00221206763488668">
                <text:p>0.00221206763488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16577101310645">
                <text:p>0.00216577101310645</text:p>
              </table:table-cell>
              <table:table-cell office:value-type="float" office:value="0.000490152880191064">
                <text:p>0.000490152880191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81497989032414">
                <text:p>0.00281497989032414</text:p>
              </table:table-cell>
              <table:table-cell office:value-type="float" office:value="0.00645242565880648">
                <text:p>0.00645242565880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20644815612566">
                <text:p>0.00520644815612566</text:p>
              </table:table-cell>
              <table:table-cell office:value-type="float" office:value="0.00311823891431809">
                <text:p>0.00311823891431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3035798077255">
                <text:p>0.00183035798077255</text:p>
              </table:table-cell>
              <table:table-cell office:value-type="float" office:value="0.000957040451948959">
                <text:p>0.000957040451948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05826628156742">
                <text:p>0.000805826628156742</text:p>
              </table:table-cell>
              <table:table-cell office:value-type="float" office:value="0.000791968253304654">
                <text:p>0.000791968253304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28468759827622">
                <text:p>0.00228468759827622</text:p>
              </table:table-cell>
              <table:table-cell office:value-type="float" office:value="0.000817380363716856">
                <text:p>0.00081738036371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61335170070152">
                <text:p>0.000661335170070152</text:p>
              </table:table-cell>
              <table:table-cell office:value-type="float" office:value="0.000717144027840062">
                <text:p>0.000717144027840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91598252192667">
                <text:p>0.00291598252192667</text:p>
              </table:table-cell>
              <table:table-cell office:value-type="float" office:value="0.00378820807929293">
                <text:p>0.00378820807929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